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NewPS-BoldMT" svg:font-family="CourierNewPS-BoldMT, 'Arial Unicode MS'"/>
    <style:font-face style:name="Mangal1" svg:font-family="Mangal"/>
    <style:font-face style:name="TimesNewRomanPS-BoldMT" svg:font-family="TimesNewRomanPS-BoldMT, 'Arial Unicode MS'"/>
    <style:font-face style:name="TimesNewRomanPS-ItalicMT" svg:font-family="TimesNewRomanPS-ItalicMT, 'Arial Unicode MS'"/>
    <style:font-face style:name="TimesNewRomanPSMT" svg:font-family="TimesNewRomanPSMT, 'Arial Unicode MS'"/>
    <style:font-face style:name="ＭＳ ゴシック" svg:font-family="'ＭＳ ゴシック', 'MS Gothic'" style:font-family-generic="modern"/>
    <style:font-face style:name="TimesNewRoman" svg:font-family="TimesNewRoman" style:font-family-generic="roman"/>
    <style:font-face style:name="TimesNewRoman,Bold" svg:font-family="'TimesNewRoman,Bold'" style:font-family-generic="roman"/>
    <style:font-face style:name="ＭＳ 明朝" svg:font-family="'ＭＳ 明朝', 'MS Mincho'" style:font-family-generic="roman"/>
    <style:font-face style:name="Courier" svg:font-family="Courier" style:font-family-generic="modern" style:font-pitch="fixed"/>
    <style:font-face style:name="SimSun1" svg:font-family="SimSun"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paragraph-properties fo:text-align="center" style:justify-single-word="false"/>
      <style:text-properties fo:font-size="12pt" fo:font-weight="bold" style:letter-kerning="true" style:font-size-asian="12pt" style:font-weight-asian="bold"/>
    </style:style>
    <style:style style:name="P2" style:family="paragraph" style:parent-style-name="Standard">
      <style:text-properties style:font-name-asian="SimSun" style:language-asian="zh" style:country-asian="CN"/>
    </style:style>
    <style:style style:name="P3" style:family="paragraph" style:parent-style-name="Standard">
      <style:text-properties style:font-name-asian="SimSun" style:language-asian="zh" style:country-asian="CN" style:font-size-complex="10.5pt"/>
    </style:style>
    <style:style style:name="P4" style:family="paragraph" style:parent-style-name="Standard">
      <style:text-properties style:letter-kerning="true"/>
    </style:style>
    <style:style style:name="P5" style:family="paragraph" style:parent-style-name="Standard">
      <style:text-properties style:letter-kerning="true" style:font-name-asian="SimSun" style:language-asian="zh" style:country-asian="CN"/>
    </style:style>
    <style:style style:name="P6" style:family="paragraph" style:parent-style-name="Standard">
      <style:text-properties style:letter-kerning="true" style:language-asian="zh" style:country-asian="CN"/>
    </style:style>
    <style:style style:name="P7" style:family="paragraph" style:parent-style-name="Standard">
      <style:paragraph-properties fo:text-align="start" style:justify-single-word="false" style:text-autospace="none"/>
      <style:text-properties style:letter-kerning="true" style:language-asian="zh" style:country-asian="CN"/>
    </style:style>
    <style:style style:name="P8" style:family="paragraph" style:parent-style-name="Standard">
      <style:paragraph-properties fo:text-align="start" style:justify-single-word="false" style:text-autospace="none"/>
      <style:text-properties fo:font-size="10pt" style:letter-kerning="true" style:font-size-asian="10pt" style:font-name-complex="TimesNewRomanPSMT" style:font-size-complex="10pt"/>
    </style:style>
    <style:style style:name="P9" style:family="paragraph" style:parent-style-name="Standard">
      <style:paragraph-properties fo:text-align="start" style:justify-single-word="false" style:text-autospace="none"/>
      <style:text-properties fo:font-size="10pt" style:letter-kerning="true" style:font-name-asian="SimSun" style:font-size-asian="10pt" style:language-asian="zh" style:country-asian="CN" style:font-name-complex="TimesNewRomanPSMT" style:font-size-complex="10pt"/>
    </style:style>
    <style:style style:name="P10" style:family="paragraph" style:parent-style-name="Standard">
      <style:text-properties fo:font-size="9pt" style:font-size-asian="9pt" style:language-asian="zh" style:country-asian="CN" style:font-size-complex="9pt"/>
    </style:style>
    <style:style style:name="P11" style:family="paragraph" style:parent-style-name="Standard">
      <style:paragraph-properties fo:text-align="start" style:justify-single-word="false" style:text-autospace="none"/>
      <style:text-properties fo:font-size="9pt" style:font-size-asian="9pt" style:language-asian="zh" style:country-asian="CN" style:font-size-complex="9pt"/>
    </style:style>
    <style:style style:name="P12" style:family="paragraph" style:parent-style-name="Standard">
      <style:text-properties fo:font-size="9pt" style:letter-kerning="true" style:font-size-asian="9pt" style:language-asian="zh" style:country-asian="CN" style:font-size-complex="9pt"/>
    </style:style>
    <style:style style:name="P13" style:family="paragraph" style:parent-style-name="Standard">
      <style:paragraph-properties fo:text-align="start" style:justify-single-word="false" style:text-autospace="none"/>
      <style:text-properties fo:font-size="9pt" style:letter-kerning="true" style:font-size-asian="9pt" style:language-asian="zh" style:country-asian="CN" style:font-size-complex="9pt"/>
    </style:style>
    <style:style style:name="P14" style:family="paragraph" style:parent-style-name="Standard">
      <style:paragraph-properties fo:text-align="start" style:justify-single-word="false" style:text-autospace="none"/>
      <style:text-properties fo:color="#ff0000" style:font-name="TimesNewRomanPSMT" fo:font-size="9pt" style:letter-kerning="true" style:font-size-asian="9pt" style:font-name-complex="TimesNewRomanPSMT" style:font-size-complex="9pt"/>
    </style:style>
    <style:style style:name="P15" style:family="paragraph" style:parent-style-name="Standard">
      <style:text-properties fo:color="#ff0000" style:font-name="TimesNewRomanPSMT" fo:font-size="9pt" style:letter-kerning="true" style:font-name-asian="TimesNewRomanPSMT" style:font-size-asian="9pt" style:font-name-complex="TimesNewRomanPSMT" style:font-size-complex="9pt"/>
    </style:style>
    <style:style style:name="P16" style:family="paragraph" style:parent-style-name="Standard">
      <style:paragraph-properties fo:text-align="start" style:justify-single-word="false" style:text-autospace="none"/>
      <style:text-properties fo:color="#ff0000" style:font-name="TimesNewRomanPSMT" fo:font-size="10pt" style:letter-kerning="true" style:font-size-asian="10pt" style:font-name-complex="TimesNewRomanPSMT" style:font-size-complex="10pt"/>
    </style:style>
    <style:style style:name="P17" style:family="paragraph" style:parent-style-name="Standard">
      <style:text-properties style:language-asian="zh" style:country-asian="CN"/>
    </style:style>
    <style:style style:name="P18"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font-size-complex="10pt"/>
    </style:style>
    <style:style style:name="P19" style:family="paragraph" style:parent-style-name="Standard">
      <style:paragraph-properties fo:margin-left="0cm" fo:margin-right="0cm" fo:text-indent="1.482cm" style:auto-text-indent="false"/>
      <style:text-properties fo:font-size="10pt" style:letter-kerning="true" style:font-size-asian="10pt" style:language-asian="zh" style:country-asian="CN" style:font-size-complex="10pt"/>
    </style:style>
    <style:style style:name="P20"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language-asian="zh" style:country-asian="CN" style:font-size-complex="10pt"/>
    </style:style>
    <style:style style:name="P21" style:family="paragraph" style:parent-style-name="Standard">
      <style:paragraph-properties fo:margin-left="0cm" fo:margin-right="0cm" fo:text-indent="1.482cm" style:auto-text-indent="false"/>
      <style:text-properties fo:font-size="10pt" style:letter-kerning="true" style:font-size-asian="10pt" style:language-asian="zh" style:country-asian="CN" style:font-name-complex="TimesNewRomanPSMT" style:font-size-complex="10pt"/>
    </style:style>
    <style:style style:name="P22"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size-asian="10pt" style:language-asian="zh" style:country-asian="CN" style:font-name-complex="TimesNewRomanPSMT" style:font-size-complex="10pt"/>
    </style:style>
    <style:style style:name="P23" style:family="paragraph" style:parent-style-name="Standard">
      <style:paragraph-properties fo:margin-left="0cm" fo:margin-right="0cm" fo:text-indent="1.482cm" style:auto-text-indent="false"/>
      <style:text-properties fo:font-size="10pt" style:letter-kerning="true" style:font-size-asian="10pt" style:font-name-complex="TimesNewRomanPSMT" style:font-size-complex="10pt"/>
    </style:style>
    <style:style style:name="P24" style:family="paragraph" style:parent-style-name="Standard">
      <style:paragraph-properties fo:margin-left="0cm" fo:margin-right="0cm" fo:text-indent="1.482cm" style:auto-text-indent="false"/>
      <style:text-properties fo:font-size="10pt" style:letter-kerning="true" style:font-name-asian="TimesNewRomanPSMT" style:font-size-asian="10pt" style:font-name-complex="TimesNewRomanPSMT" style:font-size-complex="10pt"/>
    </style:style>
    <style:style style:name="P25"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name-asian="TimesNewRomanPSMT" style:font-size-asian="10pt" style:font-name-complex="TimesNewRomanPSMT" style:font-size-complex="10pt"/>
    </style:style>
    <style:style style:name="P26" style:family="paragraph" style:parent-style-name="Standard">
      <style:paragraph-properties fo:margin-left="0cm" fo:margin-right="0cm" fo:text-align="start" style:justify-single-word="false" fo:text-indent="1.482cm" style:auto-text-indent="false" style:text-autospace="none"/>
      <style:text-properties fo:font-size="10pt" style:letter-kerning="true" style:font-name-asian="TimesNewRomanPSMT" style:font-size-asian="10pt" style:language-asian="zh" style:country-asian="CN" style:font-name-complex="TimesNewRomanPSMT" style:font-size-complex="10pt"/>
    </style:style>
    <style:style style:name="P27" style:family="paragraph" style:parent-style-name="Standard">
      <style:paragraph-properties fo:margin-left="0cm" fo:margin-right="0cm" fo:text-align="start" style:justify-single-word="false" fo:text-indent="1.482cm" style:auto-text-indent="false" style:text-autospace="none"/>
      <style:text-properties fo:color="#000000" fo:font-size="10pt" style:letter-kerning="true" style:font-size-asian="10pt" style:font-size-complex="10pt"/>
    </style:style>
    <style:style style:name="P28" style:family="paragraph" style:parent-style-name="Standard">
      <style:paragraph-properties fo:margin-left="0cm" fo:margin-right="0cm" fo:text-align="start" style:justify-single-word="false" fo:text-indent="1.482cm" style:auto-text-indent="false" style:text-autospace="none"/>
      <style:text-properties fo:color="#000000" fo:font-size="9pt" style:letter-kerning="true" style:font-name-asian="TimesNewRomanPSMT" style:font-size-asian="9pt" style:font-name-complex="TimesNewRomanPSMT" style:font-size-complex="9pt"/>
    </style:style>
    <style:style style:name="P29" style:family="paragraph" style:parent-style-name="Standard">
      <style:paragraph-properties fo:margin-left="0cm" fo:margin-right="0cm" fo:text-indent="1.482cm" style:auto-text-indent="false"/>
      <style:text-properties fo:font-size="9pt" style:letter-kerning="true" style:font-size-asian="9pt" style:font-size-complex="9pt"/>
    </style:style>
    <style:style style:name="P30" style:family="paragraph" style:parent-style-name="Standard">
      <style:paragraph-properties fo:margin-left="0cm" fo:margin-right="0cm" fo:text-align="start" style:justify-single-word="false" fo:text-indent="1.482cm" style:auto-text-indent="false" style:text-autospace="none"/>
      <style:text-properties fo:font-size="9pt" style:letter-kerning="true" style:font-size-asian="9pt" style:font-size-complex="9pt"/>
    </style:style>
    <style:style style:name="P31" style:family="paragraph" style:parent-style-name="Standard">
      <style:paragraph-properties fo:margin-left="0cm" fo:margin-right="0cm" fo:text-align="start" style:justify-single-word="false" fo:text-indent="1.482cm" style:auto-text-indent="false" style:text-autospace="none"/>
      <style:text-properties fo:font-size="9pt" style:letter-kerning="true" style:font-size-asian="9pt" style:language-asian="zh" style:country-asian="CN" style:font-size-complex="9pt"/>
    </style:style>
    <style:style style:name="P32" style:family="paragraph" style:parent-style-name="Standard">
      <style:paragraph-properties fo:margin-left="1.482cm" fo:margin-right="0cm" fo:text-indent="1.482cm" style:auto-text-indent="false"/>
      <style:text-properties style:font-name="TimesNewRomanPS-BoldMT" fo:font-size="10pt" fo:font-weight="bold" style:letter-kerning="true" style:font-name-asian="TimesNewRomanPS-BoldMT" style:font-size-asian="10pt" style:font-weight-asian="bold" style:font-name-complex="TimesNewRomanPS-BoldMT" style:font-size-complex="10pt" style:font-weight-complex="bold"/>
    </style:style>
    <style:style style:name="P33" style:family="paragraph" style:parent-style-name="Standard">
      <style:paragraph-properties fo:margin-left="1.482cm" fo:margin-right="0cm" fo:text-align="start" style:justify-single-word="false" fo:text-indent="1.482cm" style:auto-text-indent="false" style:text-autospace="none"/>
      <style:text-properties style:font-name="TimesNewRomanPS-BoldMT" fo:font-size="10pt" fo:font-weight="bold" style:letter-kerning="true" style:font-name-asian="TimesNewRomanPS-BoldMT" style:font-size-asian="10pt" style:language-asian="zh" style:country-asian="CN" style:font-weight-asian="bold" style:font-name-complex="TimesNewRomanPS-BoldMT" style:font-size-complex="10pt" style:font-weight-complex="bold"/>
    </style:style>
    <style:style style:name="P34" style:family="paragraph" style:parent-style-name="Standard" style:master-page-name="Standard">
      <style:paragraph-properties fo:text-align="center" style:justify-single-word="false" style:page-number="auto"/>
      <style:text-properties fo:font-size="12pt" fo:font-weight="bold" style:letter-kerning="true" style:font-size-asian="12pt" style:font-weight-asian="bold"/>
    </style:style>
    <style:style style:name="P35" style:family="paragraph" style:parent-style-name="Standard">
      <style:text-properties style:font-name-asian="SimSun" style:language-asian="zh" style:country-asian="CN"/>
    </style:style>
    <style:style style:name="P36" style:family="paragraph" style:parent-style-name="Standard">
      <style:text-properties style:font-name="TimesNewRoman,Bold" fo:font-size="10pt" fo:font-weight="bold" style:font-name-asian="TimesNewRoman,Bold" style:font-size-asian="10pt" style:language-asian="zh" style:country-asian="CN" style:font-weight-asian="bold" style:font-name-complex="TimesNewRoman,Bold" style:font-size-complex="10pt" style:font-weight-complex="bold"/>
    </style:style>
    <style:style style:name="P37" style:family="paragraph" style:parent-style-name="Standard">
      <style:text-properties style:font-name="TimesNewRoman,Bold" fo:font-size="10.5pt" fo:font-weight="bold" style:font-name-asian="TimesNewRoman,Bold" style:font-size-asian="10.5pt" style:language-asian="zh" style:country-asian="CN" style:font-weight-asian="bold" style:font-name-complex="TimesNewRoman,Bold" style:font-size-complex="10.5pt" style:font-weight-complex="bold"/>
    </style:style>
    <style:style style:name="P38" style:family="paragraph" style:parent-style-name="Standard" style:list-style-name="">
      <style:paragraph-properties fo:text-align="start" style:justify-single-word="false"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39" style:family="paragraph" style:parent-style-name="Standard" style:list-style-name="">
      <style:paragraph-properties style:text-autospace="none"/>
      <style:text-properties style:font-name="TimesNewRoman,Bold" fo:font-size="10.5pt" fo:font-weight="bold" style:font-name-asian="TimesNewRoman,Bold" style:font-size-asian="10.5pt" style:font-weight-asian="bold" style:font-name-complex="TimesNewRoman,Bold" style:font-size-complex="10.5pt" style:font-weight-complex="bold"/>
    </style:style>
    <style:style style:name="P40" style:family="paragraph" style:parent-style-name="Standard">
      <style:text-properties style:font-name-asian="TimesNewRoman"/>
    </style:style>
    <style:style style:name="P41" style:family="paragraph" style:parent-style-name="Standard">
      <style:text-properties style:font-name-asian="TimesNewRoman" style:language-asian="zh" style:country-asian="CN"/>
    </style:style>
    <style:style style:name="P42" style:family="paragraph" style:parent-style-name="Standard">
      <style:text-properties fo:color="#ff0000" style:font-name="TimesNewRoman" fo:font-size="10pt" style:font-name-asian="TimesNewRoman" style:font-size-asian="10pt" style:language-asian="zh" style:country-asian="CN" style:font-name-complex="TimesNewRoman" style:font-size-complex="10pt"/>
    </style:style>
    <style:style style:name="P43" style:family="paragraph" style:parent-style-name="Standard" style:list-style-name="">
      <style:paragraph-properties style:text-autospace="none"/>
      <style:text-properties fo:color="#ff0000" style:font-name-asian="TimesNewRoman"/>
    </style:style>
    <style:style style:name="P44" style:family="paragraph" style:parent-style-name="Standard">
      <style:text-properties fo:font-size="10.5pt" style:font-name-asian="SimSun" style:font-size-asian="10.5pt" style:language-asian="zh" style:country-asian="CN" style:font-size-complex="10.5pt"/>
    </style:style>
    <style:style style:name="P45" style:family="paragraph" style:parent-style-name="Standard">
      <style:text-properties fo:font-size="10.5pt" style:font-name-asian="SimSun" style:font-size-asian="10.5pt" style:font-size-complex="10.5pt"/>
    </style:style>
    <style:style style:name="P46" style:family="paragraph" style:parent-style-name="Standard" style:list-style-name="">
      <style:paragraph-properties style:text-autospace="none"/>
      <style:text-properties fo:font-size="10.5pt" style:font-name-asian="TimesNewRoman,Bold" style:font-size-asian="10.5pt" style:font-size-complex="10.5pt"/>
    </style:style>
    <style:style style:name="P47" style:family="paragraph" style:parent-style-name="Standard">
      <style:text-properties fo:font-size="10.5pt" style:font-name-asian="TimesNewRoman" style:font-size-asian="10.5pt" style:language-asian="zh" style:country-asian="CN" style:font-size-complex="10.5pt"/>
    </style:style>
    <style:style style:name="P48" style:family="paragraph" style:parent-style-name="Standard">
      <style:text-properties fo:font-size="10.5pt" style:font-name-asian="TimesNewRoman" style:font-size-asian="10.5pt" style:font-size-complex="10.5pt"/>
    </style:style>
    <style:style style:name="P49" style:family="paragraph" style:parent-style-name="Standard" style:list-style-name="">
      <style:paragraph-properties style:text-autospace="none"/>
      <style:text-properties style:font-name-asian="TimesNewRoman,Bold"/>
    </style:style>
    <style:style style:name="P50" style:family="paragraph" style:parent-style-name="Heading_20_1">
      <style:text-properties style:letter-kerning="true"/>
    </style:style>
    <style:style style:name="P51" style:family="paragraph" style:parent-style-name="Heading_20_1">
      <style:paragraph-properties fo:text-align="justify" style:justify-single-word="false" fo:orphans="0" fo:widows="0" style:writing-mode="lr-tb"/>
      <style:text-properties style:use-window-font-color="true" fo:language="en" fo:country="US" style:letter-kerning="true" style:language-asian="ja" style:country-asian="JP" style:font-size-complex="12pt" style:language-complex="ar" style:country-complex="SA"/>
    </style:style>
    <style:style style:name="P52" style:family="paragraph" style:parent-style-name="Heading_20_3">
      <style:paragraph-properties fo:margin-left="0cm" fo:margin-right="0cm" fo:text-indent="0cm" style:auto-text-indent="false"/>
      <style:text-properties style:letter-kerning="true"/>
    </style:style>
    <style:style style:name="P53" style:family="paragraph" style:parent-style-name="Heading_20_3">
      <style:paragraph-properties fo:margin-left="0cm" fo:margin-right="0cm" fo:text-indent="0cm" style:auto-text-indent="false"/>
      <style:text-properties style:letter-kerning="true" style:language-asian="zh" style:country-asian="CN"/>
    </style:style>
    <style:style style:name="P54" style:family="paragraph" style:parent-style-name="Heading_20_3">
      <style:paragraph-properties fo:margin-left="0cm" fo:margin-right="0cm" fo:text-align="justify" style:justify-single-word="false" fo:orphans="0" fo:widows="0" fo:text-indent="0cm" style:auto-text-indent="false" style:writing-mode="lr-tb"/>
      <style:text-properties style:use-window-font-color="true" fo:font-size="10.5pt" fo:language="en" fo:country="US" style:letter-kerning="true" style:font-size-asian="10.5pt" style:language-asian="zh" style:country-asian="CN" style:font-size-complex="12pt" style:language-complex="ar" style:country-complex="SA"/>
    </style:style>
    <style:style style:name="P55" style:family="paragraph" style:parent-style-name="Heading_20_2">
      <style:text-properties style:letter-kerning="true"/>
    </style:style>
    <style:style style:name="P56" style:family="paragraph" style:parent-style-name="Heading_20_2">
      <style:text-properties style:letter-kerning="true" style:language-asian="zh" style:country-asian="CN"/>
    </style:style>
    <style:style style:name="P57" style:family="paragraph" style:parent-style-name="Heading_20_2">
      <style:paragraph-properties fo:text-align="justify" style:justify-single-word="false" fo:orphans="0" fo:widows="0" style:writing-mode="lr-tb"/>
      <style:text-properties style:use-window-font-color="true" fo:font-size="10.5pt" fo:language="en" fo:country="US" style:letter-kerning="true" style:font-size-asian="10.5pt" style:language-asian="ja" style:country-asian="JP" style:font-size-complex="12pt" style:language-complex="ar" style:country-complex="SA"/>
    </style:style>
    <style:style style:name="T1" style:family="text">
      <style:text-properties style:font-name="ＭＳ 明朝" style:font-name-complex="ＭＳ 明朝"/>
    </style:style>
    <style:style style:name="T2" style:family="text">
      <style:text-properties style:font-name-asian="Century"/>
    </style:style>
    <style:style style:name="T3" style:family="text">
      <style:text-properties style:font-name-asian="Century" style:font-name-complex="Century"/>
    </style:style>
    <style:style style:name="T4" style:family="text">
      <style:text-properties style:font-name-asian="TimesNewRomanPSMT"/>
    </style:style>
    <style:style style:name="T5" style:family="text">
      <style:text-properties style:font-name-asian="TimesNewRomanPSMT" style:font-name-complex="TimesNewRomanPSMT"/>
    </style:style>
    <style:style style:name="T6" style:family="text">
      <style:text-properties fo:font-style="italic" style:font-name-asian="TimesNewRomanPS-ItalicMT" style:font-style-asian="italic" style:font-name-complex="TimesNewRomanPS-ItalicMT" style:font-style-complex="italic"/>
    </style:style>
    <style:style style:name="T7" style:family="text">
      <style:text-properties fo:font-style="italic" style:font-name-asian="SimSun" style:language-asian="zh" style:country-asian="CN" style:font-style-asian="italic" style:font-name-complex="TimesNewRomanPS-ItalicMT" style:font-style-complex="italic"/>
    </style:style>
    <style:style style:name="T8" style:family="text">
      <style:text-properties style:font-name-asian="SimSun"/>
    </style:style>
    <style:style style:name="T9" style:family="text">
      <style:text-properties style:font-name-asian="SimSun" style:language-asian="zh" style:country-asian="CN"/>
    </style:style>
    <style:style style:name="T10" style:family="text">
      <style:text-properties style:font-name-asian="SimSun" style:font-name-complex="TimesNewRomanPSMT"/>
    </style:style>
    <style:style style:name="T11" style:family="text">
      <style:text-properties fo:color="#000000" style:font-name-asian="Century" style:font-name-complex="Century"/>
    </style:style>
    <style:style style:name="T12" style:family="text">
      <style:text-properties fo:color="#000000" style:font-name-asian="TimesNewRomanPSMT" style:font-name-complex="TimesNewRomanPSMT"/>
    </style:style>
    <style:style style:name="T13" style:family="text">
      <style:text-properties fo:color="#000000" fo:font-style="italic" style:font-name-asian="TimesNewRomanPS-ItalicMT" style:font-style-asian="italic" style:font-name-complex="TimesNewRomanPS-ItalicMT" style:font-style-complex="italic"/>
    </style:style>
    <style:style style:name="T14" style:family="text">
      <style:text-properties fo:color="#000000" fo:font-style="italic" style:font-name-asian="SimSun" style:language-asian="zh" style:country-asian="CN" style:font-style-asian="italic" style:font-name-complex="TimesNewRomanPS-ItalicMT" style:font-style-complex="italic"/>
    </style:style>
    <style:style style:name="T15" style:family="text">
      <style:text-properties fo:color="#000000" style:font-name="TimesNewRomanPSMT" style:letter-kerning="true" style:font-name-asian="TimesNewRomanPSMT" style:font-name-complex="TimesNewRomanPSMT"/>
    </style:style>
    <style:style style:name="T16" style:family="text">
      <style:text-properties fo:color="#000000" style:font-name="TimesNewRomanPSMT" fo:font-size="10pt" style:font-name-asian="TimesNewRomanPSMT" style:font-size-asian="10pt" style:font-name-complex="TimesNewRomanPSMT" style:font-size-complex="10pt"/>
    </style:style>
    <style:style style:name="T17" style:family="text">
      <style:text-properties fo:color="#0000ff" fo:font-style="italic" style:font-name-asian="TimesNewRomanPS-ItalicMT" style:font-style-asian="italic" style:font-name-complex="TimesNewRomanPS-ItalicMT" style:font-style-complex="italic"/>
    </style:style>
    <style:style style:name="T18" style:family="text">
      <style:text-properties fo:font-size="10pt" style:font-name-asian="TimesNewRomanPSMT" style:font-size-asian="10pt" style:font-name-complex="TimesNewRomanPSMT" style:font-size-complex="10pt"/>
    </style:style>
    <style:style style:name="T19" style:family="text">
      <style:text-properties style:font-name="SimSun" fo:font-size="10pt" style:font-name-asian="SimSun" style:font-size-asian="10pt" style:font-name-complex="TimesNewRomanPSMT" style:font-size-complex="10pt"/>
    </style:style>
    <style:style style:name="T20" style:family="text">
      <style:text-properties style:font-name="SimSun" style:font-name-asian="SimSun" style:font-name-complex="TimesNewRomanPSMT"/>
    </style:style>
    <style:style style:name="T21" style:family="text">
      <style:text-properties style:font-name="SimSun" style:font-name-asian="SimSun" style:language-asian="zh" style:country-asian="CN" style:font-name-complex="TimesNewRomanPSMT"/>
    </style:style>
    <style:style style:name="T22" style:family="text">
      <style:text-properties style:font-name="SimSun" style:letter-kerning="true" style:font-name-asian="SimSun" style:font-name-complex="TimesNewRomanPSMT"/>
    </style:style>
    <style:style style:name="T23" style:family="text">
      <style:text-properties style:font-name="SimSun" style:letter-kerning="true" style:font-name-asian="SimSun" style:font-name-complex="TimesNewRomanPSMT" style:font-size-complex="10.5pt"/>
    </style:style>
    <style:style style:name="T24" style:family="text">
      <style:text-properties style:font-name="TimesNewRomanPSMT" style:font-name-asian="TimesNewRomanPSMT" style:font-name-complex="TimesNewRomanPSMT"/>
    </style:style>
    <style:style style:name="T25" style:family="text">
      <style:text-properties style:font-name="TimesNewRomanPSMT" style:letter-kerning="true" style:font-name-asian="TimesNewRomanPSMT" style:font-name-complex="TimesNewRomanPSMT"/>
    </style:style>
    <style:style style:name="T26" style:family="text">
      <style:text-properties style:font-name="TimesNewRomanPSMT" style:letter-kerning="true" style:font-name-asian="SimSun" style:font-name-complex="TimesNewRomanPSMT"/>
    </style:style>
    <style:style style:name="T27" style:family="text">
      <style:text-properties style:font-name="TimesNewRomanPSMT" fo:font-size="10pt" style:letter-kerning="true" style:font-name-asian="TimesNewRomanPSMT" style:font-size-asian="10pt" style:font-name-complex="TimesNewRomanPSMT" style:font-size-complex="10pt"/>
    </style:style>
    <style:style style:name="T28" style:family="text">
      <style:text-properties style:font-name="TimesNewRomanPSMT" style:font-name-asian="SimSun" style:font-name-complex="TimesNewRomanPSMT"/>
    </style:style>
    <style:style style:name="T29" style:family="text">
      <style:text-properties style:font-name="TimesNewRomanPSMT" style:font-name-asian="SimSun" style:language-asian="zh" style:country-asian="CN" style:font-name-complex="TimesNewRomanPSMT"/>
    </style:style>
    <style:style style:name="T30" style:family="text">
      <style:text-properties style:letter-kerning="true" style:font-name-asian="TimesNewRomanPSMT" style:font-name-complex="TimesNewRomanPSMT"/>
    </style:style>
    <style:style style:name="T31" style:family="text">
      <style:text-properties style:font-name="CourierNewPS-BoldMT" fo:font-size="9pt" fo:font-weight="bold" style:font-name-asian="CourierNewPS-BoldMT" style:font-size-asian="9pt" style:font-weight-asian="bold" style:font-name-complex="CourierNewPS-BoldMT" style:font-size-complex="9pt" style:font-weight-complex="bold"/>
    </style:style>
    <style:style style:name="T32" style:family="text">
      <style:text-properties style:font-name="TimesNewRoman" fo:font-size="10pt" style:font-size-asian="10pt" style:font-name-complex="TimesNewRoman" style:font-size-complex="10pt"/>
    </style:style>
    <style:style style:name="T33" style:family="text">
      <style:text-properties style:font-name="TimesNewRoman" fo:font-size="10pt" style:font-name-asian="TimesNewRoman" style:font-size-asian="10pt" style:font-name-complex="TimesNewRoman" style:font-size-complex="10pt"/>
    </style:style>
    <style:style style:name="T34" style:family="text">
      <style:text-properties style:font-name="TimesNewRoman" style:font-name-asian="TimesNewRoman" style:font-name-complex="TimesNewRoman"/>
    </style:style>
    <style:style style:name="T35" style:family="text">
      <style:text-properties style:font-name="TimesNewRoman" style:font-name-asian="TimesNewRoman" style:language-asian="zh" style:country-asian="CN" style:font-name-complex="TimesNewRoman"/>
    </style:style>
    <style:style style:name="T36" style:family="text">
      <style:text-properties style:font-name="TimesNewRoman" fo:font-size="9pt" style:font-size-asian="9pt" style:font-name-complex="TimesNewRoman" style:font-size-complex="9pt"/>
    </style:style>
    <style:style style:name="T37" style:family="text">
      <style:text-properties style:font-name="TimesNewRoman" fo:font-size="9pt" style:font-size-asian="9pt" style:language-asian="zh" style:country-asian="CN" style:font-name-complex="TimesNewRoman" style:font-size-complex="9pt"/>
    </style:style>
    <style:style style:name="T38" style:family="text">
      <style:text-properties style:font-name="TimesNewRoman" style:font-name-complex="TimesNewRoman"/>
    </style:style>
    <style:style style:name="T39" style:family="text">
      <style:text-properties style:font-name="TimesNewRoman" style:language-asian="zh" style:country-asian="CN" style:font-name-complex="TimesNewRoman"/>
    </style:style>
    <style:style style:name="T40" style:family="text">
      <style:text-properties style:language-asian="zh" style:country-asian="CN"/>
    </style:style>
    <style:style style:name="T41" style:family="text">
      <style:text-properties style:font-name="TimesNewRoman,Bold" fo:font-weight="bold" style:font-name-asian="TimesNewRoman,Bold" style:font-weight-asian="bold" style:font-name-complex="TimesNewRoman,Bold" style:font-weight-complex="bold"/>
    </style:style>
    <style:style style:name="T42" style:family="text">
      <style:text-properties style:font-name="TimesNewRoman,Bold" fo:font-weight="bold" style:font-weight-asian="bold" style:font-name-complex="TimesNewRoman,Bold" style:font-weight-complex="bold"/>
    </style:style>
    <style:style style:name="T43" style:family="text">
      <style:text-properties style:font-name="TimesNewRoman,Bold" fo:font-size="10pt" fo:font-weight="bold" style:font-size-asian="10pt" style:font-weight-asian="bold" style:font-name-complex="TimesNewRoman,Bold" style:font-size-complex="10pt" style:font-weight-complex="bold"/>
    </style:style>
    <style:style style:name="T44" style:family="text">
      <style:text-properties style:font-name="TimesNewRoman,Bold" fo:font-size="10.5pt" fo:font-weight="bold" style:font-size-asian="10.5pt" style:font-weight-asian="bold" style:font-name-complex="TimesNewRoman,Bold" style:font-size-complex="10.5pt" style:font-weight-complex="bold"/>
    </style:style>
    <style:style style:name="T45" style:family="text">
      <style:text-properties fo:font-size="9pt" style:font-name-asian="SimSun" style:font-size-asian="9pt" style:font-size-complex="9pt"/>
    </style:style>
    <style:style style:name="T46" style:family="text">
      <style:text-properties fo:font-size="9pt" style:font-name-asian="SimSun" style:font-size-asian="9pt" style:language-asian="zh" style:country-asian="CN" style:font-size-complex="9pt"/>
    </style:style>
    <style:style style:name="T47" style:family="text">
      <style:text-properties style:font-name="Courier" fo:font-size="9pt" fo:font-weight="bold" style:font-name-asian="Courier" style:font-size-asian="9pt" style:font-weight-asian="bold" style:font-name-complex="Courier" style:font-size-complex="9pt" style:font-weight-complex="bold"/>
    </style:style>
    <style:style style:name="T48" style:family="text">
      <style:text-properties style:font-name="Courier" fo:font-weight="bold" style:font-name-asian="Courier" style:font-weight-asian="bold" style:font-name-complex="Courier" style:font-weight-complex="bold"/>
    </style:style>
    <style:style style:name="T49" style:family="text">
      <style:text-properties fo:font-size="10.5pt" style:font-size-asian="10.5pt" style:font-size-complex="10.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Information technology <text:span text:style-name="T1">–</text:span></text:p>
      <text:p text:style-name="P1">Abstract Syntax Notation One (ASN.1):</text:p>
      <text:p text:style-name="P1">Specification of basic notation</text:p>
      <text:h text:style-name="P50" text:outline-level="1">1 Scope</text:h>
      <text:p text:style-name="P3">这篇标准提供了一种叫做抽象语法符号一(ASN.1)的符号描述,这种符号用来定义数据类型,值以及数据类型的约束.</text:p>
      <text:p text:style-name="P5">这篇标准:</text:p>
      <text:p text:style-name="P5"><text:tab/>- 定义一些简单类型以及它们的标签,指定了引用这些类型以及这些类型的值的符号;</text:p>
      <text:p text:style-name="P5"><text:tab/>- 定义了一套从更多的基本类型构造新类型的机制,并且指定了定义这样的类型,赋予标签以及这些类型的值的符号;</text:p>
      <text:p text:style-name="P5"><text:tab/>- 定义ASN.1使用的字符;</text:p>
      <text:p text:style-name="P5">ASN.1符号可以用在任何需要定义抽象信息的地方.</text:p>
      <text:p text:style-name="P5">ASN.1符号被定义ASN.1类型的编码规范的其他标准引用.</text:p>
      <text:p text:style-name="P5"/>
      <text:h text:style-name="P50" text:outline-level="1">2 Normative references</text:h>
      <text:p text:style-name="P5">下面的这些国际标准包含了一些构成本国际保准的条款文本的一些条款.发布的时候,所有的版本都是可用的.所有的国际标准都会做出修订,在本协议基础上达成共同意见的各方将尽可能列出下面国际标准的最新版本.ISO和IEC的成员维护当前的可用的国际标准版本,ITU的电信标准化局维护当前可用的ITU-T建议版本.</text:p>
      <text:p text:style-name="P5"/>
      <text:h text:style-name="P55" text:outline-level="2">2.1 Identical Recommendations | International Standards</text:h>
      <text:p text:style-name="P18"><text:span text:style-name="T3">– </text:span><text:span text:style-name="T5">CCITT Recommendation X.660 (1992) | ISO/IEC 9834-1:1993</text:span><text:span text:style-name="T6">, Information</text:span><text:span text:style-name="T7"> </text:span><text:span text:style-name="T6">technology – Open Systems</text:span><text:span text:style-name="T7"> </text:span><text:span text:style-name="T6">Interconnection – Procedures for the operation of OSI</text:span><text:span text:style-name="T7"> </text:span><text:span text:style-name="T6">Registration Authorities: General procedures:</text:span><text:span text:style-name="T7"> </text:span><text:span text:style-name="T6">(plus amendments)</text:span><text:span text:style-name="T5">.</text:span></text:p>
      <text:p text:style-name="P18"><text:span text:style-name="T3">– </text:span><text:span text:style-name="T5">ITU-T Recommendation X.681 (2002) | ISO/IEC 8824-2:2002, </text:span><text:span text:style-name="T6">Information</text:span><text:span text:style-name="T7"> </text:span><text:span text:style-name="T6">technology – Abstract</text:span><text:span text:style-name="T7"> </text:span><text:span text:style-name="T6">Syntax Notation One (ASN.1): Information object specification</text:span><text:span text:style-name="T5">.</text:span></text:p>
      <text:p text:style-name="P18"><text:span text:style-name="T3">– </text:span><text:span text:style-name="T5">ITU-T Recommendation X.682 (2002) | ISO/IEC 8824-3:2002, </text:span><text:span text:style-name="T6">Information</text:span><text:span text:style-name="T7"> </text:span><text:span text:style-name="T6">technology – Abstract</text:span><text:span text:style-name="T7"> </text:span><text:span text:style-name="T6">Syntax Notation One (ASN.1): Constraint specification</text:span><text:span text:style-name="T5">.</text:span></text:p>
      <text:p text:style-name="P18"><text:span text:style-name="T3">– </text:span><text:span text:style-name="T5">ITU-T Recommendation X.683 (2002) | ISO/IEC 8824-4:2002, </text:span><text:span text:style-name="T6">Information</text:span><text:span text:style-name="T7"> </text:span><text:span text:style-name="T6">technology – Abstract</text:span><text:span text:style-name="T7"> </text:span><text:span text:style-name="T6">Syntax Notation One (ASN.1): Parameterization of ASN.1 specifications</text:span><text:span text:style-name="T5">.</text:span></text:p>
      <text:p text:style-name="P18"><text:span text:style-name="T3">– </text:span><text:span text:style-name="T5">ITU-T Recommendation X.690 (2002) | ISO/IEC 8825-1:2002, </text:span><text:span text:style-name="T6">Information technology – ASN.1</text:span><text:span text:style-name="T7"> </text:span><text:span text:style-name="T6">encoding Rules: Specification of Basic Encoding Rules (BER), Canonical</text:span><text:span text:style-name="T7"> </text:span><text:span text:style-name="T6">Encoding Rules (CER) and</text:span><text:span text:style-name="T7"> </text:span><text:span text:style-name="T6">Distinguished Encoding Rules (DER)</text:span><text:span text:style-name="T5">.</text:span></text:p>
      <text:p text:style-name="P18"><text:span text:style-name="T3">– </text:span><text:span text:style-name="T5">ITU-T Recommendation X.691 (2002) | ISO/IEC 8825-2:2002, </text:span><text:span text:style-name="T6">Information technology – ASN.1</text:span><text:span text:style-name="T7"> </text:span><text:span text:style-name="T6">encoding rules: Specification of Packed Encoding Rules (PER)</text:span><text:span text:style-name="T5">.</text:span></text:p>
      <text:p text:style-name="P18"><text:soft-page-break/><text:span text:style-name="T3">– </text:span><text:span text:style-name="T5">ITU-T Recommendation X.692 (2002) | ISO/IEC 8825-3:2002, </text:span><text:span text:style-name="T6">Information technology – ASN.1</text:span><text:span text:style-name="T7"> </text:span><text:span text:style-name="T6">encoding rules: Specification of Encoding Control Notation (ECN)</text:span><text:span text:style-name="T5">.</text:span></text:p>
      <text:p text:style-name="P18"><text:span text:style-name="T3">– </text:span><text:span text:style-name="T5">ITU-T Recommendation X.693 (2001) | ISO/IEC 8825-4:2002, </text:span><text:span text:style-name="T6">Information technology – ASN.1</text:span><text:span text:style-name="T7"> </text:span><text:span text:style-name="T6">encoding rules: XML Encoding Rules (XER)</text:span><text:span text:style-name="T5">.</text:span></text:p>
      <text:p text:style-name="P5"/>
      <text:h text:style-name="P55" text:outline-level="2">2.2 Additional references</text:h>
      <text:p text:style-name="P27"><text:span text:style-name="T3">– </text:span><text:span text:style-name="T5">ITU-R Recommendation TF.460-5 (1997), </text:span><text:span text:style-name="T6">Standard-frequency and time-signal emissions.</text:span></text:p>
      <text:p text:style-name="P27"><text:span text:style-name="T3">– </text:span><text:span text:style-name="T5">CCITT Recommendation T.100 (1988), </text:span><text:span text:style-name="T6">International information exchange for interactive videotex.</text:span></text:p>
      <text:p text:style-name="P27"><text:span text:style-name="T3">– </text:span><text:span text:style-name="T5">ITU-T Recommendation T.101 (1994), </text:span><text:span text:style-name="T6">International interworking for videotex services.</text:span></text:p>
      <text:p text:style-name="P27"><text:span text:style-name="T3">– </text:span><text:span text:style-name="T5">ISO </text:span><text:span text:style-name="T6">International Register of Coded Character Sets to be used with Escape Sequences</text:span><text:span text:style-name="T5">.</text:span></text:p>
      <text:p text:style-name="P27"><text:span text:style-name="T3">–</text:span><text:span text:style-name="T3"> </text:span><text:span text:style-name="T5">ISO/IEC 646:1991, </text:span><text:span text:style-name="T6">Information technology – ISO 7-bit coded character set for information</text:span><text:span text:style-name="T7"> </text:span><text:span text:style-name="T6">interchange</text:span><text:span text:style-name="T5">.</text:span></text:p>
      <text:p text:style-name="P27"><text:span text:style-name="T3">– </text:span><text:span text:style-name="T5">ISO/IEC 2022:1994, </text:span><text:span text:style-name="T6">Information technology – Character code structure and extension techniques</text:span><text:span text:style-name="T5">.</text:span></text:p>
      <text:p text:style-name="P27"><text:span text:style-name="T3">–</text:span><text:span text:style-name="T3"> </text:span><text:span text:style-name="T5">ISO/IEC 6523:1998, </text:span><text:span text:style-name="T6">Data interchange – Structures for the identification of organizations</text:span><text:span text:style-name="T5">.</text:span></text:p>
      <text:p text:style-name="P27"><text:span text:style-name="T3">–</text:span><text:span text:style-name="T3"> </text:span><text:span text:style-name="T5">ISO/IEC 7350:1991, </text:span><text:span text:style-name="T6">Information technology – Registration of repertoires of graphic characters from</text:span><text:span text:style-name="T7"> </text:span><text:span text:style-name="T6">ISO/IEC 10367</text:span><text:span text:style-name="T5">.</text:span></text:p>
      <text:p text:style-name="P27"><text:span text:style-name="T3">– </text:span><text:span text:style-name="T5">ISO 8601:2000, </text:span><text:span text:style-name="T6">Data elements and interchange formats – Information interchange – Representation</text:span><text:span text:style-name="T7"> </text:span><text:span text:style-name="T6">of dates and times</text:span><text:span text:style-name="T5">.</text:span></text:p>
      <text:p text:style-name="P27"><text:span text:style-name="T3">– </text:span><text:span text:style-name="T5">ISO/IEC 10646-1:2000, </text:span><text:span text:style-name="T6">Information technology – Universal Multiple-Octet Coded Character Set</text:span><text:span text:style-name="T7"> </text:span><text:span text:style-name="T6">(UCS) – Part 1: Architecture and Basic Multilingual Plane</text:span><text:span text:style-name="T5">.</text:span></text:p>
      <text:p text:style-name="P27"><text:span text:style-name="T3">– </text:span><text:span text:style-name="T5">The Unicode Standard, Version 3.2.0:2002. The Unicode Consortium. (Reading, MA, Addison-Wesley)</text:span></text:p>
      <text:p text:style-name="P28">NOTE 1 – The above reference is included because it provides names for control characters.</text:p>
      <text:p text:style-name="P18"><text:span text:style-name="T11">– </text:span><text:span text:style-name="T12">W3C XML 1.0:2000, </text:span><text:span text:style-name="T13">Extensible Markup Language (XML) 1.0 (Second Edition), W3C</text:span><text:span text:style-name="T14"> </text:span><text:span text:style-name="T13">Recommendation, Copyright c [6 October 2000] World Wide Web Consortium, (Massachusetts</text:span><text:span text:style-name="T14"> </text:span><text:span text:style-name="T13">Institute of Technology, Institut National de Recherche en Informatique et en Automatique, Keio</text:span><text:span text:style-name="T14"> </text:span><text:span text:style-name="T13">University), </text:span><text:span text:style-name="T17">http://www.w3.org/TR/2000/REC-xml-20001006</text:span><text:span text:style-name="T13">.</text:span></text:p>
      <text:p text:style-name="P8"><text:span text:style-name="T4">NOTE 2 – The reference to a document within this Recommendation | International Standard does not give it, as a stand-alone</text:span><text:span text:style-name="T9"> </text:span><text:span text:style-name="T4">document, the status of a Recommendation or International Standard.</text:span></text:p>
      <text:p text:style-name="P5"><text:soft-page-break/></text:p>
      <text:h text:style-name="P50" text:outline-level="1">3 Definitions</text:h>
      <text:p text:style-name="P5">这篇国际标准中使用了如下的定义.</text:p>
      <text:p text:style-name="P5"/>
      <text:h text:style-name="P55" text:outline-level="2">3.1 Information object specification</text:h>
      <text:p text:style-name="P6"><text:span text:style-name="T8">这篇国际标准中使用了定义在</text:span><text:span text:style-name="T18">ITU-T Rec. X.681 | ISO/IEC 8824-2</text:span><text:span text:style-name="T19">中的术语</text:span><text:span text:style-name="T18">:</text:span></text:p>
      <text:p text:style-name="P20"><text:span text:style-name="T5">a) information object;</text:span><text:span text:style-name="T10">(</text:span><text:span text:style-name="T20">信息对象</text:span><text:span text:style-name="T10">)</text:span></text:p>
      <text:p text:style-name="P20"><text:span text:style-name="T5">b) information object class;</text:span><text:span text:style-name="T10">(</text:span><text:span text:style-name="T20">信息对象类</text:span><text:span text:style-name="T10">)</text:span></text:p>
      <text:p text:style-name="P20"><text:span text:style-name="T5">c) information object set;</text:span><text:span text:style-name="T10">(</text:span><text:span text:style-name="T20">信息对象集合</text:span><text:span text:style-name="T10">)</text:span></text:p>
      <text:p text:style-name="P22"><text:span text:style-name="T4">d) instance-of type;</text:span><text:span text:style-name="T8">(实例化类型)</text:span></text:p>
      <text:p text:style-name="P21"><text:span text:style-name="T4">e) object class field type.</text:span><text:span text:style-name="T8">(对象类域类型)</text:span></text:p>
      <text:p text:style-name="P5"/>
      <text:h text:style-name="P56" text:outline-level="2">3.2 Constraint specification</text:h>
      <text:p text:style-name="P6"><text:span text:style-name="T8">这篇国际标准中使用了定义在</text:span><text:span text:style-name="T18">ITU-T Rec. X.682 | ISO/IEC 8824-3</text:span><text:span text:style-name="T19">中的术语</text:span><text:span text:style-name="T18">:</text:span></text:p>
      <text:p text:style-name="P22"><text:span text:style-name="T4">a) component relation constraint;</text:span><text:span text:style-name="T8">(组件关联约束)</text:span></text:p>
      <text:p text:style-name="P21"><text:span text:style-name="T4">b) table constraint.</text:span><text:span text:style-name="T8">(表约束)</text:span></text:p>
      <text:p text:style-name="P5"/>
      <text:h text:style-name="P56" text:outline-level="2">3.3 Parameterization of ASN.1 specification</text:h>
      <text:p text:style-name="P6"><text:span text:style-name="T8">这篇国际标准中使用了定义在</text:span><text:span text:style-name="T18">ITU-T Rec. X.683 | ISO/IEC 8824-4</text:span><text:span text:style-name="T19">中的术语</text:span><text:span text:style-name="T18">:</text:span></text:p>
      <text:p text:style-name="P23"><text:span text:style-name="T4">a) parameterized type;</text:span><text:span text:style-name="T9">(参数化类型)</text:span></text:p>
      <text:p text:style-name="P23"><text:span text:style-name="T4">b) parameterized value.</text:span><text:span text:style-name="T9">(参数化值)</text:span></text:p>
      <text:p text:style-name="P5"/>
      <text:h text:style-name="P56" text:outline-level="2">3.4 Structure for identification of organizations</text:h>
      <text:p text:style-name="P7"><text:span text:style-name="T8">这篇国际标准中使用了定义在</text:span><text:span text:style-name="T18">ISO/IEC 6523</text:span><text:span text:style-name="T19">中的术语</text:span><text:span text:style-name="T18">:</text:span></text:p>
      <text:p text:style-name="P26">a) issuing organization;</text:p>
      <text:p text:style-name="P25">b) organization code;</text:p>
      <text:p text:style-name="P24">c) International Code Designator.</text:p>
      <text:p text:style-name="P5"/>
      <text:h text:style-name="P56" text:outline-level="2">3.5 Universal Multiple-Octet Coded Character Set (UCS)</text:h>
      <text:p text:style-name="P7"><text:span text:style-name="T8">这篇国际标准中使用了定义在</text:span><text:span text:style-name="T18">ISO/IEC 10646-1</text:span><text:span text:style-name="T19">中的术语</text:span><text:span text:style-name="T18">:</text:span></text:p>
      <text:p text:style-name="P25">a) Basic Multilingual Plane (BMP);</text:p>
      <text:p text:style-name="P25">b) cell;</text:p>
      <text:p text:style-name="P25">c) combining character;</text:p>
      <text:p text:style-name="P25">d) graphic symbol;</text:p>
      <text:p text:style-name="P25">e) group;</text:p>
      <text:p text:style-name="P25">f) limited subset;</text:p>
      <text:p text:style-name="P25"><text:soft-page-break/>g) plane;</text:p>
      <text:p text:style-name="P25">h) row;</text:p>
      <text:p text:style-name="P24">i) selected subset.</text:p>
      <text:p text:style-name="P5"/>
      <text:h text:style-name="P56" text:outline-level="2">3.6 Additional definitions</text:h>
      <text:h text:style-name="P52" text:outline-level="3">3.6.1 abstract character<text:span text:style-name="T24">:</text:span></text:h>
      <text:p text:style-name="P9">是抽象值,它是用来组织,控制和描述文本数据的.</text:p>
      <text:p text:style-name="P12"><text:span text:style-name="T5">NOTE – </text:span><text:span text:style-name="T8">附录F提供了关于抽象字符的更完整的描述.</text:span></text:p>
      <text:h text:style-name="P52" text:outline-level="3">3.6.2 abstract value:</text:h>
      <text:p text:style-name="P5">是值,它的定义仅仅基于类型.类型用来携带语义并且不依赖于任何编码描述.</text:p>
      <text:p text:style-name="P12"><text:span text:style-name="T5">NOTE – </text:span><text:span text:style-name="T8">抽象值的例子是整型,布尔型,字符串类型或者是整型或者布尔型的序列(或选择)的值.</text:span></text:p>
      <text:h text:style-name="P52" text:outline-level="3">3.6.3 ASN.1 character set:</text:h>
      <text:p text:style-name="P5">第十章中描述的用在ASN.1符号中的字符的集合.</text:p>
      <text:h text:style-name="P52" text:outline-level="3">3.6.4 ASN.1 specification:</text:h>
      <text:p text:style-name="P2">一个或者多个ASN.1模块的集合.</text:p>
      <text:h text:style-name="P52" text:outline-level="3">3.6.5 associated type:</text:h>
      <text:p text:style-name="P2">是一个类型,它是仅仅被用来定义一个类型的值或者自类型的符号.</text:p>
      <text:p text:style-name="P10"><text:span text:style-name="T30">NOTE – </text:span><text:span text:style-name="T8">当需要明确定义(associated type)关联类型的时候,才在本国际标准中定义,这些地方主要是为了明确ASN.1中类型的定义如何不同或者编码如何不同.关联类型不会出现在用户规范中.</text:span></text:p>
      <text:h text:style-name="P52" text:outline-level="3">3.6.6 bitstring type:</text:h>
      <text:p text:style-name="P2">是一个简单的类型,它的值是有序零个一个或者多个位的序列.</text:p>
      <text:p text:style-name="P10"><text:span text:style-name="T25">NOTE – </text:span><text:span text:style-name="T8">使用没有内容约束的bitstring(或者octetstring)类型的值来携带嵌入式的抽象值编码的方法已经废弃了.相反的使用embedded-pdv类型提供的机制更灵活,这种类型允许声明嵌入式抽象值的抽象语法和编码规则.</text:span></text:p>
      <text:h text:style-name="P52" text:outline-level="3">3.6.7 boolean type:</text:h>
      <text:p text:style-name="P2">是一个简单类型,它有两个值.</text:p>
      <text:h text:style-name="P52" text:outline-level="3">3.6.8 character property:</text:h>
      <text:p text:style-name="P2">与定义字符条目的表中的一个项目相关联的信息的集合.</text:p>
      <text:p text:style-name="P13"><text:span text:style-name="T24">NOTE – </text:span><text:span text:style-name="T20">通常这些信息包含如下内容的一些或者全部:</text:span></text:p>
      <text:p text:style-name="P30"><text:span text:style-name="T24">a)</text:span><text:span text:style-name="T20"> 图形符号</text:span></text:p>
      <text:p text:style-name="P30"><text:span text:style-name="T24">b)</text:span><text:span text:style-name="T20"> 字符名字</text:span></text:p>
      <text:p text:style-name="P31"><text:span text:style-name="T24">c)</text:span><text:span text:style-name="T20"> 在特殊环境下使用的时候与字符相关联的函数定义</text:span></text:p>
      <text:p text:style-name="P30"><text:span text:style-name="T24">d)</text:span><text:span text:style-name="T20"> 是否代表一个数字</text:span></text:p>
      <text:p text:style-name="P29"><text:span text:style-name="T24">e)</text:span><text:span text:style-name="T20"> 在</text:span><text:span text:style-name="T21">(大写/小写)情况下与之相关的不同的字符</text:span></text:p>
      <text:h text:style-name="P53" text:outline-level="3">3.6.9 character abstract syntax:</text:h>
      <text:p text:style-name="P2">任何抽象语法它的值都是表示为零个一个或者多个来自于特定字符集合的字符组成的字符串<text:soft-page-break/>的集合.</text:p>
      <text:h text:style-name="P53" text:outline-level="3">3.6.10 character repertoire:</text:h>
      <text:p text:style-name="P2">字符集合中的字符,这个集合没有任何关于字符如何编码的说明.</text:p>
      <text:h text:style-name="P53" text:outline-level="3">3.6.11 character string types:</text:h>
      <text:p text:style-name="P2">简单类型,它的值是来源于某些以定义的字符集合的字符串.</text:p>
      <text:h text:style-name="P53" text:outline-level="3">3.6.12 character transfer syntax:</text:h>
      <text:p text:style-name="P2">字符抽象语法的任何传输语法.</text:p>
      <text:p text:style-name="P10"><text:span text:style-name="T25">NOTE – </text:span><text:span text:style-name="T8">ASN.1不支持那些不把所有的字符串编码成为8位的整数倍的字符传输语法.</text:span></text:p>
      <text:h text:style-name="P53" text:outline-level="3">3.6.13 choice types:</text:h>
      <text:p text:style-name="P2">通过引用一个不同的类型的列表来定义的类型;CHOICE类型的每一个值都来自于相应的组件类型的值.</text:p>
      <text:h text:style-name="P53" text:outline-level="3">3.6.14 component type:</text:h>
      <text:p text:style-name="P2">当定义CHOICE, SET, SEQUENCE, SET OF或者SEQUENCE OF时引用的类型中的一个.</text:p>
      <text:h text:style-name="P53" text:outline-level="3">3.6.15 constraint:</text:h>
      <text:p text:style-name="P2">一个可以用来与一个类型相关联的符号,它用来定义这个类型的子类型.</text:p>
      <text:h text:style-name="P53" text:outline-level="3">3.6.16 contents constraint:</text:h>
      <text:p text:style-name="P2">应用于bitstring或者octetstring上的约束, 这种约束要么是制定ASN.1类型的编码内容或者是用来出来内容的程序.</text:p>
      <text:h text:style-name="P53" text:outline-level="3">3.6.17 control characters:</text:h>
      <text:p text:style-name="P2">在一些字符条目中的字符,这些字符有名字(并且可能在某些环境下被赋予一些相关的功能)但是没有图形符号,并且不是空格字符.</text:p>
      <text:p text:style-name="P10"><text:span text:style-name="T25">NOTE – HORIZONTAL TABULATION (9) and LINE FEED (10) </text:span><text:span text:style-name="T8">是控制字符的例子,它们在打印环境中拥有格式化功能.</text:span><text:span text:style-name="T25"> DATA LINK ESCAPE (16)</text:span><text:span text:style-name="T8">是另一个控制字符的例子,它在通信环境下被赋予了一些功能.</text:span></text:p>
      <text:h text:style-name="P53" text:outline-level="3">3.6.18 Coordinated Universal Time (UTC):</text:h>
      <text:p text:style-name="P2">有国际时间管理局维护的时间尺度,基于标准频率和时间信号的协调时间形式.</text:p>
      <text:p text:style-name="P11"><text:span text:style-name="T25">NOTE 1 – </text:span><text:span text:style-name="T8">这个定义的原始文件是</text:span><text:span text:style-name="T25">ITU-R Rec. TF.460-5. ITU-R</text:span><text:span text:style-name="T22">将协调世界时间的缩写定义为</text:span><text:span text:style-name="T25">UTC.</text:span></text:p>
      <text:p text:style-name="P10"><text:span text:style-name="T25">NOTE 2 – UTC</text:span><text:span text:style-name="T8">和格林威治时间</text:span><text:span text:style-name="T25">(GMT)</text:span><text:span text:style-name="T22">是可选的两个时间标准,大部分情况下确定的时间是相同的.</text:span></text:p>
      <text:h text:style-name="P53" text:outline-level="3">3.6.19 element:</text:h>
      <text:p text:style-name="P2">一个给定类型的值或者给定信息对象类的信息对象,与相同类型的全部其他值或者相同类的其他信息对象有所区别.</text:p>
      <text:h text:style-name="P53" text:outline-level="3">3.6.20 element set:</text:h>
      <text:p text:style-name="P2">元素的集合,它们所有都是给定类型的值或者给定类的信息对象.</text:p>
      <text:p text:style-name="P10"><text:span text:style-name="T25">NOTE –</text:span><text:span text:style-name="T26"> </text:span><text:span text:style-name="T8">给定类定义在</text:span><text:span text:style-name="T25">ITU-T Rec. X.681 | ISO/IEC 8824-2</text:span></text:p>
      <text:h text:style-name="P53" text:outline-level="3">3.6.21 embedded-pdv type:</text:h>
      <text:p text:style-name="P2">是一种类型,它的值的集合是几乎所有抽象语法的值的集合的组合.当想要传输协议的抽象值,<text:soft-page-break/>这种值的类型采用ASN.1以外的描述定义的时候,embedded-dev类型可以用在ASN.1中来完成这样的描述.它携带了被传输的抽象值的抽象语法的标识符,作为编码这种抽象值的编码规范的标识符.</text:p>
      <text:h text:style-name="P53" text:outline-level="3">3.6.22 encoding:</text:h>
      <text:p text:style-name="P2">将一套编码规则应用到一个抽象值之后得到的位模式的结果.</text:p>
      <text:h text:style-name="P53" text:outline-level="3">3.6.23 (ASN.1) encoding rules:</text:h>
      <text:p text:style-name="P2">转换ASN.1类型的值的时候指定的一套规则.编码规范通过给定类型的知识,也允许从编码后的结果中恢复原来的值.</text:p>
      <text:p text:style-name="P14"><text:span text:style-name="T4">NOTE – For the purpose of specifying encoding rules, the various referenced type (and value) notations, which can provide</text:span><text:span text:style-name="T9"> </text:span><text:span text:style-name="T4">alternative notations for built-in types (and values), are not relevant.</text:span></text:p>
      <text:h text:style-name="P53" text:outline-level="3">3.6.24 enumerated types:</text:h>
      <text:p text:style-name="P2">一种简单类型,它的值是给定的标识符,这些标识符是类型定义符号的一部分.</text:p>
      <text:h text:style-name="P53" text:outline-level="3">3.6.25 extension addition:</text:h>
      <text:p text:style-name="P2">在扩展列表中添加的符号中的一个.对于SET, SEQUENCE和CHOICE类型,每一个扩展添加要么是单独的扩展添加组或者是单一一个组件类型.对于枚举类型,扩展添加都是将来要添加的枚举项.对于约束扩展添加是一个子类型元素.</text:p>
      <text:p text:style-name="P10"><text:span text:style-name="T15">NOTE – </text:span><text:span text:style-name="T8">扩展项是文本有序的(扩展符号后面)以及逻辑有序(具有增序枚举值,在CHOICE可选项中是增序标签)</text:span></text:p>
      <text:h text:style-name="P53" text:outline-level="3">3.6.26 extension addition group:</text:h>
      <text:p text:style-name="P2">使用版本括号组合到一起的一个或者多个SET, SEQUENCE或CHOICE类型的一个或者多个组件.扩展添加组被用来清晰的标识SET, SEQUENCE或者CHOICE类型的组件,这些组件被添加在特定版本的ASN.1模块中,同时能够使用简单的整型表示版本.</text:p>
      <text:h text:style-name="P53" text:outline-level="3">3.6.27 extension addition type:</text:h>
      <text:p text:style-name="P2">一个包含在扩展添加组中的类型或者本身就在扩展添加中的单独的组件类型(在这种情况下,这个组件类型不包含在扩展添加组中)</text:p>
      <text:h text:style-name="P53" text:outline-level="3">3.6.28 extensible constraint:</text:h>
      <text:p text:style-name="P2">是在外层带有扩展标识符的,或者通过与值的可扩展集合进行集合运算而获得可扩展性的子类型约束.</text:p>
      <text:h text:style-name="P53" text:outline-level="3">3.6.29 extension insertion point (or insertion point):</text:h>
      <text:p text:style-name="P2">在类型定义中插入扩展的位置.如果类型定义中仅有一个省略号的时候,这个位置就在先前的扩展类型的类型符号的末尾.如果有一对扩展符号,这个位置就在第二个省略号的前面.</text:p>
      <text:p text:style-name="P10"><text:span text:style-name="T25">NOTE –</text:span><text:span text:style-name="T26"> </text:span><text:span text:style-name="T8">任何CHOICE, SEQUENCE或者SET类型的组件中最多有一个插入点.</text:span></text:p>
      <text:h text:style-name="P53" text:outline-level="3">3.6.30 extension marker:</text:h>
      <text:p text:style-name="P2">一个句法标记(一个省略号),它包含在组成扩展部分的所有类型中.</text:p>
      <text:h text:style-name="P53" text:outline-level="3">3.6.31 extension marker pair:</text:h>
      <text:p text:style-name="P2">一对扩展符号,扩展添加都插入到这两个扩展符号中间.</text:p>
      <text:h text:style-name="P53" text:outline-level="3"><text:soft-page-break/>3.6.32 extension-related:</text:h>
      <text:p text:style-name="P2">具有相同扩展根的两个类型,其中一个是通过在另一个中添加零个或者多个扩展添加被创建出来的.</text:p>
      <text:h text:style-name="P53" text:outline-level="3">3.6.33 extension root:</text:h>
      <text:p text:style-name="P17"><text:span text:style-name="T8">扩展序列中的第一个扩展类型.这种类型的扩展符号中没有扩展添加或者在扩展符号和</text:span><text:span text:style-name="T2">”</text:span><text:span text:style-name="T8">}”或者</text:span><text:span text:style-name="T2">”</text:span><text:span text:style-name="T8">)”之间有注释或者空白, 或者在扩展符号对中没有扩展添加或者只有一个逗号,注释或空白.</text:span></text:p>
      <text:p text:style-name="P10"><text:span text:style-name="T25">NOTE –</text:span><text:span text:style-name="T26"> </text:span><text:span text:style-name="T8">只有扩展根可以是扩展序列中的第一个类型</text:span></text:p>
      <text:h text:style-name="P53" text:outline-level="3">3.6.34 extension series:</text:h>
      <text:p text:style-name="P2">一系列ASN.1类型,这些类型是有序的,扩展序列中的任何连续的类型都是通过在前面的类型的扩展插入点添加文字而形成的.</text:p>
      <text:h text:style-name="P53" text:outline-level="3">3.6.35 extensible type:</text:h>
      <text:p text:style-name="P2">带有一个扩展符号或者应用了可扩展约束的类型.</text:p>
      <text:h text:style-name="P53" text:outline-level="3">3.6.36 external reference:</text:h>
      <text:p text:style-name="P2">类型引用,值引用,信息对象类引用,信息对象引用或者信息对象集合引用(可能是参数化的),这些都是定义在其他模块中而不是定义在当前模块中的,通过在被引用的项前面添加模块名前缀来引用它们.</text:p>
      <text:p text:style-name="P4"><text:span text:style-name="T16">EXAMPLE – </text:span><text:span text:style-name="T31">ModuleName.TypeReference</text:span></text:p>
      <text:h text:style-name="P53" text:outline-level="3">3.6.37 external type:</text:h>
      <text:p text:style-name="P2">一种类型,它是ASN.1规范的一部分,它包含了一个值这个值的类型可能是定义在ASN.1规范之外的.它也包含了这个值的类型的标识符.</text:p>
      <text:h text:style-name="P53" text:outline-level="3">3.6.38 false:</text:h>
      <text:p text:style-name="P2">布尔类型的一个值.</text:p>
      <text:h text:style-name="P53" text:outline-level="3">3.6.39 governing (type); governor:</text:h>
      <text:p text:style-name="P2">一个类型定义或者类型引用,它影响了ASN.1语法的部分解释,要求ASN.1的部分语法去引用governing类型中的值.</text:p>
      <text:h text:style-name="P53" text:outline-level="3">3.6.40 identical type definitions:</text:h>
      <text:p text:style-name="P2">ASN.1”Type”产生式的两个实例被定义成相同的类型定义的条件是,如果实施了附录B中的转换之后,它们是相同词法项目的相同有序列表.</text:p>
      <text:h text:style-name="P53" text:outline-level="3">3.6.41 integer type:</text:h>
      <text:p text:style-name="P2">一个简单类型,它的值是正整数或者负整数,包括零(作为单一一个值).</text:p>
      <text:p text:style-name="P10"><text:span text:style-name="T25">NOTE – </text:span><text:span text:style-name="T8">当某种编码规范限制整数的范围的时候,这种限制是不会影响任何的ASN.1用户的.</text:span></text:p>
      <text:h text:style-name="P54" text:outline-level="3">3.6.42 lexical item:</text:h>
      <text:p text:style-name="P2">来自于ASN.1字符集中的被命名的字符序列.它被用来生成ASN.1符号.</text:p>
      <text:h text:style-name="P54" text:outline-level="3">3.6.43 module:</text:h>
      <text:p text:style-name="P2">一个或者多个ASN.1类型,值,值集合,信息对象类,信息对象和信息对象集合(还有这些项目的参数化)符号实例,使用ASN.1模块符号封装起来.</text:p>
      <text:h text:style-name="P54" text:outline-level="3"><text:soft-page-break/>3.6.44 null type:</text:h>
      <text:p text:style-name="P2">一个简单类型,包含一个单一值,也叫做null.</text:p>
      <text:h text:style-name="P54" text:outline-level="3">3.6.45 object:</text:h>
      <text:p text:style-name="P2">广义的信息,定义或者描述,要求使用一个名字来表示通信实例中的关于它的使用.</text:p>
      <text:p text:style-name="P10"><text:span text:style-name="T25">NOTE –</text:span><text:span text:style-name="T26"> </text:span><text:span text:style-name="T8">这样的对象可能是定义在</text:span><text:span text:style-name="T25">ITU-T Rec. X.681 | ISO/IEC 8824-2.</text:span><text:span text:style-name="T8">中的信息对象.</text:span></text:p>
      <text:h text:style-name="P54" text:outline-level="3">3.6.46 object descriptor type:</text:h>
      <text:p text:style-name="P2">是一个类型,它的值是一种可读文本,提供了一个对象的主要描述.</text:p>
      <text:p text:style-name="P10"><text:span text:style-name="T25">NOTE – </text:span><text:span text:style-name="T8">一个对象描述值通常与单一的对象关联.仅有一个对象标识符值无歧义的表示一个对象.</text:span></text:p>
      <text:h text:style-name="P54" text:outline-level="3">3.6.47 object identifier:</text:h>
      <text:p text:style-name="P2">是一个全局的唯一的值,它明确的标识一个对象.</text:p>
      <text:h text:style-name="P54" text:outline-level="3">3.6.48 object identifier type:</text:h>
      <text:p text:style-name="P17"><text:span text:style-name="T8">是一个简单类型,它的值是一个根据</text:span><text:span text:style-name="T27">ITU-T Rec. X.660 | ISO/IEC 9834</text:span><text:span text:style-name="T23">定义的规则分配的所有对象标识符的集合.</text:span></text:p>
      <text:p text:style-name="P12"><text:span text:style-name="T24">NOTE – ITU-T Rec. X.660 | ISO/IEC 9834-1</text:span><text:span text:style-name="T20">的规则对于给一个对象授权一个独立的对象标识符定义了很宽的授权范围.</text:span></text:p>
      <text:h text:style-name="P54" text:outline-level="3">3.6.49 octetstring type:</text:h>
      <text:p text:style-name="P2">是一个简单的类型,它的值是一个零个,一个或者多个八位组的有序序列,</text:p>
      <text:h text:style-name="P54" text:outline-level="3">3.6.50 open systems interconnection:</text:h>
      <text:p text:style-name="P17"><text:span text:style-name="T8">一个计算机通信的体系结构,它提供了这篇国际标准中使用的很多术语, 缩写为</text:span><text:span text:style-name="T2">”</text:span><text:span text:style-name="T8">OSI”</text:span></text:p>
      <text:p text:style-name="P10"><text:span text:style-name="T25">NOTE – </text:span><text:span text:style-name="T8">这些术语的含义可以从</text:span><text:span text:style-name="T25">ITU-T Rec. X.200</text:span><text:span text:style-name="T22">系列标准或者ISO/IEC相应的标准中获得.只有使用OSI环境中的时候ASN.1才使用这些术语.</text:span></text:p>
      <text:h text:style-name="P54" text:outline-level="3">3.6.51 open type notation:</text:h>
      <text:p text:style-name="P2">用来表示来自多个ASN.1类型的值的集合的ASN.1符号.</text:p>
      <text:p text:style-name="P10"><text:span text:style-name="T25">NOTE 1 – </text:span><text:span text:style-name="T8">在这篇国际标准中,”open type”和</text:span><text:span text:style-name="T2">”</text:span><text:span text:style-name="T8">open type notation”是同义词.</text:span></text:p>
      <text:p text:style-name="P10"><text:span text:style-name="T25">NOTE 2 – </text:span><text:span text:style-name="T8">所有的ASN.1编码标准都为单一的ASN.1类型的值提供了明确的编码规则.我们不需要为</text:span><text:span text:style-name="T2">”</text:span><text:span text:style-name="T8">open type notation”提供明确的编码规则,因为在规范描述阶段它携带的值的类型通常没有确定下来.这些抽象值的域能够被明确的确定之前,在</text:span><text:span text:style-name="T2">”</text:span><text:span text:style-name="T8">open type notation”中的被编码的值的类型的知识是需要的.</text:span></text:p>
      <text:p text:style-name="P10"><text:span text:style-name="T25">NOTE 3 – </text:span><text:span text:style-name="T8">这篇国际标准中唯一的一个</text:span><text:span text:style-name="T2">”</text:span><text:span text:style-name="T8">open type notation”是</text:span><text:span text:style-name="T2">”</text:span><text:span text:style-name="T25"> ObjectClassFieldType</text:span><text:span text:style-name="T8">”,它定义在</text:span><text:span text:style-name="T25">ITU-T Rec. X.681 | ISO/IEC 8824-2</text:span><text:span text:style-name="T8">,”</text:span><text:span text:style-name="T25"> FieldName</text:span><text:span text:style-name="T8">”表示类型域或者可变类型值域.</text:span></text:p>
      <text:h text:style-name="P54" text:outline-level="3">3.6.52 parent type (of a subtype):</text:h>
      <text:p text:style-name="P2">当定义子类型的时候,这个被约束的类型管辖着子类型的符号.</text:p>
      <text:p text:style-name="P10"><text:span text:style-name="T25">NOTE –</text:span><text:span text:style-name="T26"> </text:span><text:span text:style-name="T8">父类型可能本身就是一些其他类型的子类型.</text:span></text:p>
      <text:h text:style-name="P54" text:outline-level="3">3.6.53 production:</text:h>
      <text:p text:style-name="P2">形式符号的一部分(也叫做语法或者巴克斯-瑙尔范式,BNF)用来指定ASN.1</text:p>
      <text:h text:style-name="P54" text:outline-level="3">3.6.54 real type:</text:h>
      <text:p text:style-name="P2">一种简单类型,它的值是实数集合.</text:p>
      <text:h text:style-name="P54" text:outline-level="3"><text:soft-page-break/>3.6.55 recursive definition (of a type):</text:h>
      <text:p text:style-name="P2">一系列ASN.1定义,它们的顺序不能被打乱,因为定义结构中使用的所有类型都在之前定义.</text:p>
      <text:p text:style-name="P10"><text:span text:style-name="T25">NOTE – </text:span><text:span text:style-name="T8">ASN.1允许递归定义,使用递归定义时要确保结果值要使用有限的描述形式并且类型相关的值集合要至少包含一个值.</text:span></text:p>
      <text:h text:style-name="P54" text:outline-level="3">3.6.56 relative object identifier:</text:h>
      <text:p text:style-name="P2">是一个值,它通过一些已知的对象标识符的位置关联来标识一个对象.</text:p>
      <text:h text:style-name="P54" text:outline-level="3">3.6.57 relative object identifier type:</text:h>
      <text:p text:style-name="P2">一个简单类型,它的值是所有可能的关联对象标识符的集合.</text:p>
      <text:h text:style-name="P54" text:outline-level="3">3.6.58 restricted character string type:</text:h>
      <text:p text:style-name="P2">一个字符串类型,它的字符来自于类型描述标识的固定的字符条目.</text:p>
      <text:h text:style-name="P54" text:outline-level="3">3.6.59 selection types:</text:h>
      <text:p text:style-name="P2">通过引用CHOICE类型的组件类型定义的类型,它的值就是这个组件类型的值.</text:p>
      <text:h text:style-name="P54" text:outline-level="3">3.6.60 sequence types:</text:h>
      <text:p text:style-name="P2">通过引用固定的有序的类型列表来定义的类型(一些被引用的类型可能定义为可选的);SEQUENCE类型的值是来自于每个组件类型的对应的值的列表.</text:p>
      <text:p text:style-name="P10"><text:span text:style-name="T25">NOTE – </text:span><text:span text:style-name="T8">当一个组件类型被定义为可选的时候,SEQUENCE类型的值中不必出现这个可选的组件类型的值.</text:span></text:p>
      <text:h text:style-name="P54" text:outline-level="3">3.6.61 sequence-of types:</text:h>
      <text:p text:style-name="P2">通过引用一个单独的组件类型定义的类型;SEQUENCE OF类型的每一个值都是一个有序的由零个,一个或者多个组件类型的值组成的列表.</text:p>
      <text:h text:style-name="P54" text:outline-level="3">3.6.62 serial application (of constraints):</text:h>
      <text:p text:style-name="P16"><text:span text:style-name="T4">The application of a constraint to a parent type which is already</text:span><text:span text:style-name="T9"> </text:span><text:span text:style-name="T4">constrained.</text:span></text:p>
      <text:h text:style-name="P54" text:outline-level="3">3.6.63 set arithmetic:</text:h>
      <text:p text:style-name="P2">值或者信息对象通过使用交集,并集和差集等操作形成新的集合的形式.</text:p>
      <text:p text:style-name="P15">NOTE – The result of serial application of constraints is not covered by the term "set arithmetic".</text:p>
      <text:h text:style-name="P54" text:outline-level="3">3.6.64 set types:</text:h>
      <text:p text:style-name="P2">通过引用一个固定的无序的类型列表来定义的类型(一些被引用的类型可能被标记为可选);SET类型的每一个值都是来自于组件类型的值的无序列表.</text:p>
      <text:p text:style-name="P10"><text:span text:style-name="T25">NOTE – </text:span><text:span text:style-name="T8">当组件类型被定义为可选的时候,SET类型的值中不必须包含这个组件类型的值.</text:span></text:p>
      <text:h text:style-name="P54" text:outline-level="3">3.6.65 set-of types:</text:h>
      <text:p text:style-name="P2">通过引用单一组件类型来定义的类型;SET OF类型的每一个值都是包含组件类型的零个,一个或者多个值的无序列表.</text:p>
      <text:h text:style-name="P54" text:outline-level="3">3.6.66 simple types:</text:h>
      <text:p text:style-name="P2">通过直接指定值集合的方式定义的类型.</text:p>
      <text:h text:style-name="P54" text:outline-level="3">3.6.67 spacing character:</text:h>
      <text:p text:style-name="P2">是一个字符,它在字符表中分配给这个字符一个打印字符串时可显示的字符符号,但是在真正的显示中被显示成一个空白;但是通常不把这个字符认为是控制字符.</text:p>
      <text:p text:style-name="P10"><text:soft-page-break/><text:span text:style-name="T25">NOTE – </text:span><text:span text:style-name="T8">字符表中可能是一个单个空格字符,或者可能是不同宽度的多个空格字符.</text:span></text:p>
      <text:h text:style-name="P54" text:outline-level="3">3.6.68 subtype (of a parent type):</text:h>
      <text:p text:style-name="P2">一种类型,它的值是另一些类型(父类型)的值的一个子集(或者组件集合)</text:p>
      <text:h text:style-name="P54" text:outline-level="3">3.6.69 tag:</text:h>
      <text:p text:style-name="P2">一种类型表示法,它与ASN.1的每个类型关联.</text:p>
      <text:h text:style-name="P54" text:outline-level="3">3.6.70 tagged types:</text:h>
      <text:p text:style-name="P2">通过引用一个单一的已经存在的类型和标签来定义的类型;新类型与存在的类型具有相同的结构,但是是与存在的类型不同的类型.</text:p>
      <text:h text:style-name="P54" text:outline-level="3">3.6.71 tagging:</text:h>
      <text:p text:style-name="P2">使用指定的标签替换一个类型已有的标签(可能是默认的).</text:p>
      <text:h text:style-name="P54" text:outline-level="3">3.6.72 transfer syntax:</text:h>
      <text:p text:style-name="P2">使用一种抽象语法来交换抽象值获得的位串的集合,通常由抽象语法编码规范的应用程序获得.</text:p>
      <text:p text:style-name="P10"><text:span text:style-name="T25">NOTE – </text:span><text:span text:style-name="T8">术语传输语法是编码的代名词.</text:span></text:p>
      <text:h text:style-name="P54" text:outline-level="3">3.6.73 true:</text:h>
      <text:p text:style-name="P2">布尔类型的一个值.</text:p>
      <text:h text:style-name="P54" text:outline-level="3">3.6.74 type:</text:h>
      <text:p text:style-name="P2">被命名的值的集合.</text:p>
      <text:h text:style-name="P54" text:outline-level="3">3.6.75 type reference name:</text:h>
      <text:p text:style-name="P2">在某些上下文环境中与一个类型相关联的唯一的名字.</text:p>
      <text:p text:style-name="P10"><text:span text:style-name="T25">NOTE – </text:span><text:span text:style-name="T8">关联名字被赋给在本国际标准中定义的类型;这些名字在ASN.1中是普遍可用的.定义在其他国际标准中的引用名字可能仅仅在那个国际标准的上下文中是可用的.</text:span></text:p>
      <text:h text:style-name="P54" text:outline-level="3">3.6.76 unrestricted character string type:</text:h>
      <text:p text:style-name="P2">是一种类型,它的抽象值是来自于字符抽象语法的值,同时带有一个字符抽象语法标识符,这个字符抽象语法是用来编码的.</text:p>
      <text:h text:style-name="P54" text:outline-level="3">3.6.77 user (of ASN.1):</text:h>
      <text:p text:style-name="P2">使用ASN.1定义特殊信息的抽象语法的组织或者个人.</text:p>
      <text:h text:style-name="P54" text:outline-level="3">3.6.78 value mapping:</text:h>
      <text:p text:style-name="P16"><text:span text:style-name="T4">A 1-1 relationship between values in two types that enables a reference to one of those</text:span><text:span text:style-name="T9"> </text:span><text:span text:style-name="T4">values to be used as a reference to the other value. This can, for example, be used in specifying subtypes</text:span><text:span text:style-name="T9"> </text:span><text:span text:style-name="T4">and default</text:span><text:span text:style-name="T9"> </text:span><text:span text:style-name="T4">values (see Annex B).</text:span></text:p>
      <text:h text:style-name="P54" text:outline-level="3">3.6.79 value reference name:</text:h>
      <text:p text:style-name="P2">在特定上下文中与一个值唯一关联的名字.</text:p>
      <text:h text:style-name="P54" text:outline-level="3">3.6.80 value set:</text:h>
      <text:p text:style-name="P2">一个类型的值的集合. 在语义上与子类型等价.</text:p>
      <text:h text:style-name="P54" text:outline-level="3">3.6.81 version brackets:</text:h>
      <text:p text:style-name="P17"><text:span text:style-name="T8">相邻的一对左括号或者右括号(“[[”或</text:span><text:span text:style-name="T2">”</text:span><text:span text:style-name="T8">]]”),用来确定一个扩展添加组的开始和结尾.一对左括号</text:span><text:soft-page-break/><text:span text:style-name="T8">后面可以可选的跟着一个数字,这个数字表示这个扩展添加组的版本号.</text:span></text:p>
      <text:h text:style-name="P54" text:outline-level="3">3.8.82 version number:</text:h>
      <text:p text:style-name="P2">与版本括号关联的版本号.</text:p>
      <text:p text:style-name="P10"><text:span text:style-name="T25">NOTE – </text:span><text:span text:style-name="T8">版本号不能添加到扩展而不是扩展添加组中,而且也不能够添加到CHOICE, SEQUENCE, SET这些类型意外的类型的扩展中.</text:span></text:p>
      <text:h text:style-name="P54" text:outline-level="3">3.6.83 white-space:</text:h>
      <text:p text:style-name="P2">任何在打印页上产生一个空白的字符,例如空格或者tab.</text:p>
      <text:p text:style-name="P2"/>
      <text:h text:style-name="P51" text:outline-level="1">4 Abbreviations</text:h>
      <text:p text:style-name="P2">本标准适用如下缩略语:</text:p>
      <text:p text:style-name="P20"><text:span text:style-name="T24">ASN.1 </text:span><text:span text:style-name="T28"><text:tab/></text:span><text:span text:style-name="T24">Abstract Syntax Notation One</text:span><text:span text:style-name="T20">(抽象语法符号1)</text:span></text:p>
      <text:p text:style-name="P20"><text:span text:style-name="T24">BER </text:span><text:span text:style-name="T28"><text:tab/></text:span><text:span text:style-name="T24">Basic Encoding Rules of ASN.1</text:span><text:span text:style-name="T20">(ASN.1基本编码规则)</text:span></text:p>
      <text:p text:style-name="P18"><text:span text:style-name="T24">BMP </text:span><text:span text:style-name="T29"><text:tab/></text:span><text:span text:style-name="T24">Basic Multilingual Plane</text:span><text:span text:style-name="T21">(基本多文种平面)</text:span></text:p>
      <text:p text:style-name="P18"><text:span text:style-name="T24">DCC </text:span><text:span text:style-name="T29"><text:tab/></text:span><text:span text:style-name="T24">Data Country Code</text:span><text:span text:style-name="T20">(数据国家代码)</text:span></text:p>
      <text:p text:style-name="P20"><text:span text:style-name="T24">DNIC </text:span><text:span text:style-name="T28"><text:tab/></text:span><text:span text:style-name="T24">Data Network Identification Code</text:span><text:span text:style-name="T20">(数据网络标识编码)</text:span></text:p>
      <text:p text:style-name="P20"><text:span text:style-name="T24">ECN </text:span><text:span text:style-name="T28"><text:tab/></text:span><text:span text:style-name="T24">Encoding Control Notation of ASN.1</text:span><text:span text:style-name="T20">(ASN.1编码控制符号)</text:span></text:p>
      <text:p text:style-name="P20"><text:span text:style-name="T24">ICD </text:span><text:span text:style-name="T28"><text:tab/></text:span><text:span text:style-name="T24">International Code Designator</text:span><text:span text:style-name="T20">(国际编码设计)</text:span></text:p>
      <text:p text:style-name="P20"><text:span text:style-name="T24">IEC </text:span><text:span text:style-name="T28"><text:tab/></text:span><text:span text:style-name="T24">International Electrotechnical Commission</text:span><text:span text:style-name="T20">(国际电工委员会)</text:span></text:p>
      <text:p text:style-name="P20"><text:span text:style-name="T24">ISO </text:span><text:span text:style-name="T28"><text:tab/></text:span><text:span text:style-name="T24">International Organization for Standardization</text:span><text:span text:style-name="T20">(国际标准化组织)</text:span></text:p>
      <text:p text:style-name="P18"><text:span text:style-name="T24">ITU-T </text:span><text:span text:style-name="T29"><text:tab/></text:span><text:span text:style-name="T24">International Telecommunication Union – Telecommunication Standardization Sector</text:span><text:span text:style-name="T21">(国际电信联盟远程通信标准化组)</text:span></text:p>
      <text:p text:style-name="P20"><text:span text:style-name="T24">OID </text:span><text:span text:style-name="T28"><text:tab/></text:span><text:span text:style-name="T24">Object Identifier</text:span><text:span text:style-name="T20">(对象标识符)</text:span></text:p>
      <text:p text:style-name="P20"><text:span text:style-name="T24">OSI </text:span><text:span text:style-name="T28"><text:tab/></text:span><text:span text:style-name="T24">Open Systems Interconnection</text:span><text:span text:style-name="T20">(开放系统互联)</text:span></text:p>
      <text:p text:style-name="P20"><text:span text:style-name="T24">PER </text:span><text:span text:style-name="T28"><text:tab/></text:span><text:span text:style-name="T24">Packed Encoding Rules of ASN.1</text:span><text:span text:style-name="T20">(ASN.1的压缩编码规则)</text:span></text:p>
      <text:p text:style-name="P20"><text:span text:style-name="T24">ROA </text:span><text:span text:style-name="T28"><text:tab/></text:span><text:span text:style-name="T24">Recognized Operating Agency</text:span><text:span text:style-name="T20">(认可的运营机构)</text:span></text:p>
      <text:p text:style-name="P20"><text:span text:style-name="T24">UCS </text:span><text:span text:style-name="T28"><text:tab/></text:span><text:span text:style-name="T24">Universal Multiple-Octet Coded Character Set</text:span><text:span text:style-name="T20">(通用多字节编码字符集)</text:span></text:p>
      <text:p text:style-name="P20"><text:span text:style-name="T24">UTC</text:span><text:span text:style-name="T28"><text:tab/></text:span><text:span text:style-name="T24">Coordinated Universal Time</text:span><text:span text:style-name="T20">(协调世界时间)</text:span></text:p>
      <text:p text:style-name="P19"><text:span text:style-name="T24">XML </text:span><text:span text:style-name="T28"><text:tab/></text:span><text:span text:style-name="T24">Extensible Markup Language</text:span><text:span text:style-name="T20">(可扩展的标记语言)</text:span></text:p>
      <text:p text:style-name="P2"/>
      <text:h text:style-name="P51" text:outline-level="1">5 Notation</text:h>
      <text:h text:style-name="P57" text:outline-level="2">5.1 General</text:h>
      <text:h text:style-name="P54" text:outline-level="3">5.1.1</text:h>
      <text:p text:style-name="P2">ASN.1符号有一系列来自于第十章描述的ASN.1字符集中的字符组成.</text:p>
      <text:h text:style-name="P54" text:outline-level="3">5.1.2</text:h>
      <text:p text:style-name="P2">这些包含来自于ASN.1字符集中的字符的符号都被组成词法项目使用.第十一章指定了组成词法项目的字符序列,并且命名了每一项.</text:p>
      <text:h text:style-name="P54" text:outline-level="3"><text:soft-page-break/>5.1.3</text:h>
      <text:p text:style-name="P2">第十二章以及以后的章节指定了命名了这些组成有效ASN.1符号实例的词法项目序列,并且为每一个序列指定了ASN.1语义.</text:p>
      <text:h text:style-name="P54" text:outline-level="3">5.1.4</text:h>
      <text:p text:style-name="P2">为了指定被允许的词法项目序列,这篇国际标准使用在下面定义的形式符号.</text:p>
      <text:p text:style-name="P2"/>
      <text:h text:style-name="P57" text:outline-level="2">5.2 Productions</text:h>
      <text:h text:style-name="P54" text:outline-level="3">5.2.1</text:h>
      <text:p text:style-name="P2">所有的词法项目都被命名,并且被允许的词法项目序列也被命名.</text:p>
      <text:h text:style-name="P54" text:outline-level="3">5.2.2</text:h>
      <text:p text:style-name="P2">一个新的(更复杂的)被允许的词汇项目序列通过产生式的方式定义.使用词汇项目的名字和被允许的词汇项目序列来形成新的被命名的词汇项目序列.</text:p>
      <text:h text:style-name="P54" text:outline-level="3">5.2.3</text:h>
      <text:p text:style-name="P2">每一个产生式都是由如下的部分组成的,一个或者多行,顺序进行:</text:p>
      <text:p text:style-name="P20"><text:span text:style-name="T24">a)</text:span><text:span text:style-name="T28"> </text:span><text:span text:style-name="T20">一个新的被允许的词法项目序列的名字;</text:span></text:p>
      <text:p text:style-name="P18"><text:span text:style-name="T24">b) </text:span><text:span text:style-name="T20">字符</text:span></text:p>
      <text:p text:style-name="P33">::=</text:p>
      <text:p text:style-name="P20"><text:span text:style-name="T24">c)</text:span><text:span text:style-name="T28"> </text:span><text:span text:style-name="T20">像5.3中定义的那样,一个或者多个词法项目序列采用如下字符分隔</text:span></text:p>
      <text:p text:style-name="P32">|</text:p>
      <text:h text:style-name="P54" text:outline-level="3">5.2.4</text:h>
      <text:p text:style-name="P2">如果一个词法项目序列出现在一个或者多个可选项中,那么这个词法项目序列就是出现在了新的词法项目序列中了.这篇标准中使用5.2.3 a)中定义的名字来引用新的词法项目序列.</text:p>
      <text:p text:style-name="P10"><text:span text:style-name="T25">NOTE – </text:span><text:span text:style-name="T8">如果相同的词法项目序列出现在多个可选项中,结果符号中的任何语义歧义都被相关的文本解决.</text:span></text:p>
      <text:p text:style-name="P2"/>
      <text:h text:style-name="P57" text:outline-level="2">5.3 The alternative collections</text:h>
      <text:h text:style-name="P54" text:outline-level="3">5.3.1</text:h>
      <text:p text:style-name="P2">产生式中的每一个可选项都是由一个名字列表指定的.每一个名字或者是词法项目的名字或者是其他产生式定义的允许的词法项目序列定义的名字.</text:p>
      <text:h text:style-name="P54" text:outline-level="3">5.3.2</text:h>
      <text:p text:style-name="P42">The permitted sequence of lexical items defined by each alternative consists of all sequences obtained by</text:p>
      <text:p text:style-name="P43"><text:span text:style-name="T32">taking any one of the sequences (or the lexical item) associated with the first name, in combination with (and followed by) any one of the sequences (or lexical item) associated with the second name, in combination with (and followed by) any one of the sequences (or lexical item) associated with the third name, and so on up to and including the last name (or lexical item) in the alternative.</text:span></text:p>
      <text:p text:style-name="P2"/>
      <text:h text:style-name="P57" text:outline-level="2"><text:soft-page-break/>5.4 Non-spacing indicator</text:h>
      <text:p text:style-name="P44">如果非空标识符<text:span text:style-name="T34">"</text:span><text:span text:style-name="T41">&amp;</text:span><text:span text:style-name="T34">" (AMPERSAND)</text:span>插入到产生式中的项目中,那么前面的词法标识符和后面的词法标识符中间不能够使用空白分隔.</text:p>
      <text:p text:style-name="P40"><text:span text:style-name="T37">NOTE – </text:span><text:span text:style-name="T46">这个标识符仅仅用在描述XML值符号的产生式中.例如它被用来指出词法项目</text:span><text:span text:style-name="T36">"&lt;"</text:span><text:span text:style-name="T46">后面紧跟着XML标签名.</text:span></text:p>
      <text:p text:style-name="P2"/>
      <text:h text:style-name="P57" text:outline-level="2">5.5 Example of a production</text:h>
      <text:h text:style-name="P54" text:outline-level="3">5.5.1</text:h>
      <text:p text:style-name="P2">产生式:</text:p>
      <text:p text:style-name="P37"><text:tab/>ExampleProduction ::=</text:p>
      <text:p text:style-name="P38"><text:tab/><text:tab/>bstring</text:p>
      <text:p text:style-name="P38"><text:tab/><text:tab/>| hstring</text:p>
      <text:p text:style-name="P46"><text:span text:style-name="T42"><text:tab/><text:tab/>| "</text:span><text:span text:style-name="T48">{</text:span><text:span text:style-name="T42">" IdentifierList "</text:span><text:span text:style-name="T48">}</text:span><text:span text:style-name="T42">"</text:span></text:p>
      <text:p text:style-name="P44">将名字<text:span text:style-name="T34">"ExampleProduction"</text:span>与后续的词法项目序列关联起来:</text:p>
      <text:p text:style-name="P47"><text:span text:style-name="T38"><text:tab/>a) </text:span><text:span text:style-name="T8">任何</text:span><text:span text:style-name="T38">"bstring"</text:span><text:span text:style-name="T8">(词法项目);或者</text:span></text:p>
      <text:p text:style-name="P47"><text:span text:style-name="T38"><text:tab/>b) </text:span><text:span text:style-name="T8">任何</text:span><text:span text:style-name="T38">"hstring" </text:span><text:span text:style-name="T8">(词法项目);或者</text:span></text:p>
      <text:p text:style-name="P47"><text:span text:style-name="T38"><text:tab/>c) </text:span><text:span text:style-name="T8">任何与</text:span><text:span text:style-name="T38">"IdentifierList"</text:span><text:span text:style-name="T8">相关的词法项目序列,包围在</text:span><text:span text:style-name="T38">"</text:span><text:span text:style-name="T48">{</text:span><text:span text:style-name="T38">"</text:span><text:span text:style-name="T8">和</text:span><text:span text:style-name="T38">"</text:span><text:span text:style-name="T48">}</text:span><text:span text:style-name="T38">"</text:span><text:span text:style-name="T8">之间.</text:span></text:p>
      <text:p text:style-name="P41"><text:span text:style-name="T36">NOTE – "</text:span><text:span text:style-name="T47">{</text:span><text:span text:style-name="T36">"</text:span><text:span text:style-name="T45">和</text:span><text:span text:style-name="T36">"</text:span><text:span text:style-name="T47">}</text:span><text:span text:style-name="T36">"</text:span><text:span text:style-name="T45">是包括单个字符</text:span><text:span text:style-name="T47">{</text:span><text:span text:style-name="T45">和</text:span><text:span text:style-name="T47">}</text:span><text:span text:style-name="T45">的词法项目的名字.</text:span></text:p>
      <text:h text:style-name="P54" text:outline-level="3">5.5.2</text:h>
      <text:p text:style-name="P44">这个例子中,<text:span text:style-name="T34">"IdentifierList"</text:span>会进一步的被定义,在定义<text:span text:style-name="T34">"ExampleProduction"</text:span>之前或者之后.</text:p>
      <text:p text:style-name="P2"/>
      <text:h text:style-name="P57" text:outline-level="2">5.6 Layout</text:h>
      <text:p text:style-name="P2">这篇文档中使用的每一个产生式前后都会有一个空行.但是空行不会出现在产生式中.产生式可能是单行的也可能被分成多行.但是这样的布局并不重要.</text:p>
      <text:p text:style-name="P2"/>
      <text:h text:style-name="P57" text:outline-level="2">5.7 Recursion</text:h>
      <text:p text:style-name="P2">这篇标准中的产生式会频繁的递归.这种情况下,这个产生式会被继续重复的应用直到有新的序列产生.</text:p>
      <text:p text:style-name="P41"><text:span text:style-name="T36">NOTE – </text:span><text:span text:style-name="T45">在很多情况下,这样的应用结果是一个允许的词法项目序列的无限集合.集合中的一些或者全部的序列它们自身可能包含不限的词法项目,这不是错误.</text:span></text:p>
      <text:p text:style-name="P2"/>
      <text:h text:style-name="P57" text:outline-level="2">5.8 References to permitted sequences of lexical items</text:h>
      <text:p text:style-name="P45"><text:span text:style-name="T40">这篇标准中通过使用产生式中出现在</text:span><text:span text:style-name="T35">"::="</text:span><text:span text:style-name="T40">之前的名字来引用一个允许的词法项目序列(ASN.1符号的一部分);名字的周围包裹着引号</text:span><text:span text:style-name="T35">QUOTATION MARK (34) character (")</text:span><text:span text:style-name="T40">是为了与自然语言文本当中相同的名字相区分,它是作为产生式一部分出现的.</text:span></text:p>
      <text:p text:style-name="P2"/>
      <text:h text:style-name="P57" text:outline-level="2"><text:soft-page-break/>5.9 References to a lexical item</text:h>
      <text:p text:style-name="P44">这篇标准通过词法项目的名字来引用词法项目;当自然语言符号中也存在这个名字的时候,必须使用引号<text:span text:style-name="T34">QUOTATIONMARK (34) character (")</text:span>将它包裹起来加以区分.</text:p>
      <text:p text:style-name="P2"/>
      <text:h text:style-name="P57" text:outline-level="2">5.10 Short-hand notations</text:h>
      <text:p text:style-name="P47"><text:span text:style-name="T8">为了让产生式更简洁更可读,这篇标准中定义允许的词法项目序列时使用了下面的简写符号,同时在</text:span><text:span text:style-name="T38">ITU-T Rec. X.681 | ISO/IEC 8824-2, ITU-T Rec. X.682 | ISO/IEC 8824-3 and ITU-T Rec. X.683 | ISO/IEC 8824-4 </text:span><text:span text:style-name="T8">中也使用.</text:span></text:p>
      <text:p text:style-name="P48"><text:span text:style-name="T39"><text:tab/>a) </text:span><text:span text:style-name="T9">两个名字</text:span><text:span text:style-name="T39">"A"</text:span><text:span text:style-name="T9">和</text:span><text:span text:style-name="T39">"B"</text:span><text:span text:style-name="T9">后面跟着一个星号</text:span><text:span text:style-name="T39">(*)</text:span><text:span text:style-name="T9">,表示</text:span><text:span text:style-name="T39">"empty"</text:span><text:span text:style-name="T9">词法项目,或者一个与</text:span><text:span text:style-name="T39">"A"</text:span><text:span text:style-name="T9">相<text:tab/>关的允许的词法项目序列,或者是一个交替的序列,一个与</text:span><text:span text:style-name="T39">"A"</text:span><text:span text:style-name="T9">相关的词法项目序列和<text:tab/>一个与</text:span><text:span text:style-name="T39">"B"</text:span><text:span text:style-name="T9">相关的词法项目序列,开头和结尾都是与</text:span><text:span text:style-name="T39">"A"</text:span><text:span text:style-name="T9">相关的序列.因此:</text:span></text:p>
      <text:p text:style-name="P36"><text:tab/><text:tab/><text:span text:style-name="T49">C ::= A B *</text:span></text:p>
      <text:p text:style-name="P2"><text:tab/>等价于:</text:p>
      <text:p text:style-name="P36"><text:tab/><text:tab/><text:span text:style-name="T49">C ::= D | empty</text:span></text:p>
      <text:p text:style-name="P49"><text:span text:style-name="T43"><text:tab/><text:tab/></text:span><text:span text:style-name="T44">D ::= A | A B D</text:span></text:p>
      <text:p text:style-name="P47"><text:span text:style-name="T38"><text:tab/>"D" </text:span><text:span text:style-name="T8">是一个辅助的名字,不会出现在产生式中.</text:span></text:p>
      <text:p text:style-name="P47"><text:span text:style-name="T38"><text:tab/>EXAMPLE – "C ::= A B *" </text:span><text:span text:style-name="T8">如下</text:span><text:span text:style-name="T38">C </text:span><text:span text:style-name="T8">的替换的一个简写形式:</text:span></text:p>
      <text:p text:style-name="P37"><text:tab/><text:tab/>empty</text:p>
      <text:p text:style-name="P38"><text:tab/><text:tab/>A</text:p>
      <text:p text:style-name="P38"><text:tab/><text:tab/>A B A</text:p>
      <text:p text:style-name="P38"><text:tab/><text:tab/>A B A B A</text:p>
      <text:p text:style-name="P38"><text:tab/><text:tab/>A B A B A B A</text:p>
      <text:p text:style-name="P39"><text:tab/><text:tab/>...</text:p>
      <text:p text:style-name="P47"><text:span text:style-name="T38"><text:tab/>b) </text:span><text:span text:style-name="T8">加号</text:span><text:span text:style-name="T38">(+)</text:span><text:span text:style-name="T8">与</text:span><text:span text:style-name="T38">a)</text:span><text:span text:style-name="T8">中的星号类似,但是不包含</text:span><text:span text:style-name="T38">"empty"</text:span><text:span text:style-name="T8">词法项目,因此:</text:span></text:p>
      <text:p text:style-name="P37"><text:tab/><text:tab/>E ::= A B +</text:p>
      <text:p text:style-name="P2"><text:tab/>等价于:</text:p>
      <text:p text:style-name="P37"><text:tab/><text:tab/>E ::= A | A B E</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NewPS-BoldMT" svg:font-family="CourierNewPS-BoldMT, 'Arial Unicode MS'"/>
    <style:font-face style:name="Mangal1" svg:font-family="Mangal"/>
    <style:font-face style:name="TimesNewRomanPS-BoldMT" svg:font-family="TimesNewRomanPS-BoldMT, 'Arial Unicode MS'"/>
    <style:font-face style:name="TimesNewRomanPS-ItalicMT" svg:font-family="TimesNewRomanPS-ItalicMT, 'Arial Unicode MS'"/>
    <style:font-face style:name="TimesNewRomanPSMT" svg:font-family="TimesNewRomanPSMT, 'Arial Unicode MS'"/>
    <style:font-face style:name="ＭＳ ゴシック" svg:font-family="'ＭＳ ゴシック', 'MS Gothic'" style:font-family-generic="modern"/>
    <style:font-face style:name="TimesNewRoman" svg:font-family="TimesNewRoman" style:font-family-generic="roman"/>
    <style:font-face style:name="TimesNewRoman,Bold" svg:font-family="'TimesNewRoman,Bold'" style:font-family-generic="roman"/>
    <style:font-face style:name="ＭＳ 明朝" svg:font-family="'ＭＳ 明朝', 'MS Mincho'" style:font-family-generic="roman"/>
    <style:font-face style:name="Courier" svg:font-family="Courier" style:font-family-generic="modern" style:font-pitch="fixed"/>
    <style:font-face style:name="SimSun1" svg:font-family="SimSun" style:font-pitch="variable"/>
    <style:font-face style:name="SimSun" svg:font-family="SimSun, 宋体"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Times New Roman" fo:font-size="12pt" fo:language="en" fo:country="US" style:font-name-asian="宋体"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size="10.5pt" fo:language="en" fo:country="US" style:letter-kerning="true" style:font-name-asian="ＭＳ 明朝" style:font-size-asian="10.5pt" style:language-asian="ja" style:country-asian="JP" style:font-name-complex="Century"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微软雅黑"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2pt" style:font-name-asian="ＭＳ ゴシック" style:font-size-asian="12pt" style:font-name-complex="Arial"/>
    </style:style>
    <style:style style:name="Heading_20_2" style:display-name="Heading 2" style:family="paragraph" style:parent-style-name="Standard" style:next-style-name="Standard" style:default-outline-level="2" style:class="text">
      <style:paragraph-properties fo:keep-with-next="always"/>
      <style:text-properties style:font-name="Arial" style:font-name-asian="ＭＳ ゴシック" style:font-name-complex="Arial"/>
    </style:style>
    <style:style style:name="Heading_20_3" style:display-name="Heading 3" style:family="paragraph" style:parent-style-name="Standard" style:next-style-name="Standard" style:default-outline-level="3" style:class="text">
      <style:paragraph-properties fo:margin="100%" fo:margin-left="0.706cm" fo:margin-right="0cm" fo:margin-top="0cm" fo:margin-bottom="0cm" fo:text-indent="0cm" style:auto-text-indent="false" fo:keep-with-next="always"/>
      <style:text-properties style:font-name="Arial" style:font-name-asian="ＭＳ ゴシック" style:font-name-complex="Arial"/>
    </style:style>
    <style:style style:name="見出しマップ" style:family="paragraph" style:parent-style-name="Standard">
      <style:paragraph-properties fo:background-color="#000080">
        <style:background-image/>
      </style:paragraph-properties>
      <style:text-properties style:font-name="Arial" style:font-name-asian="ＭＳ ゴシック" style:font-name-complex="Arial"/>
    </style:style>
    <style:style style:name="段落フォント"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501cm" fo:margin-bottom="3cm" fo:margin-left="3cm" fo:margin-right="3cm" style:writing-mode="lr-tb" style:layout-grid-color="#c0c0c0" style:layout-grid-lines="36" style:layout-grid-base-height="0.635cm" style:layout-grid-ruby-height="0cm" style:layout-grid-mode="li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angbo</meta:initial-creator>
    <meta:creation-date>2012-07-23T16:42:00</meta:creation-date>
    <dc:date>2012-07-26T16:09:00.25</dc:date>
    <meta:editing-cycles>20</meta:editing-cycles>
    <meta:editing-duration>PT15H3M15S</meta:editing-duration>
    <meta:generator>LibreOffice/3.5$Windows_x86 LibreOffice_project/7122e39-92ed229-498d286-15e43b4-d70da21</meta:generator>
    <meta:document-statistic meta:table-count="0" meta:image-count="0" meta:object-count="0" meta:page-count="16" meta:paragraph-count="369" meta:word-count="3487" meta:character-count="16264" meta:non-whitespace-character-count="16088"/>
    <meta:user-defined meta:name="Info 1"/>
    <meta:user-defined meta:name="Info 2"/>
    <meta:user-defined meta:name="Info 3"/>
    <meta:user-defined meta:name="Info 4"/>
  </office:meta>
</office:document-meta>
</file>